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1.48166666666667cm"/>
    </style:style>
    <style:style style:name="co6" style:family="table-column">
      <style:table-column-properties fo:break-before="auto" style:column-width="0.740833333333333cm"/>
    </style:style>
    <style:style style:name="co7" style:family="table-column">
      <style:table-column-properties fo:break-before="auto" style:column-width="0.635cm"/>
    </style:style>
    <style:style style:name="co8" style:family="table-column">
      <style:table-column-properties fo:break-before="auto" style:column-width="1.37583333333333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om_outpu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Stock</text:p>
          </table:table-cell>
          <table:table-cell office:value-type="string" table:style-name="ce1">
            <text:p>Average_Price</text:p>
          </table:table-cell>
          <table:table-cell office:value-type="string" table:style-name="ce2">
            <text:p>Profit</text:p>
          </table:table-cell>
          <table:table-cell office:value-type="string" table:style-name="ce1">
            <text:p>Signals</text:p>
          </table:table-cell>
          <table:table-cell office:value-type="string" table:style-name="ce1">
            <text:p>sw</text:p>
          </table:table-cell>
          <table:table-cell office:value-type="string" table:style-name="ce1">
            <text:p>lw</text:p>
          </table:table-cell>
          <table:table-cell office:value-type="string" table:style-name="ce1">
            <text:p>btdays</text:p>
          </table:table-cell>
          <table:table-cell office:value-type="string" table:style-name="ce1">
            <text:p>return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4" table:style-name="ce1">
            <text:p>34</text:p>
          </table:table-cell>
          <table:table-cell office:value-type="string" table:style-name="ce1">
            <text:p>BAJFINANCE</text:p>
          </table:table-cell>
          <table:table-cell office:value-type="float" office:value="2444.6927999999998" table:style-name="ce1">
            <text:p>2444.6928</text:p>
          </table:table-cell>
          <table:table-cell office:value-type="float" office:value="965.75" table:style-name="ce2">
            <text:p>965.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0.39503940945054533" table:formula="of:=[.D2]/[.C2]" table:style-name="ce1">
            <text:p>0.395039409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BAJFINANCE</text:p>
          </table:table-cell>
          <table:table-cell office:value-type="float" office:value="2444.6927999999998" table:style-name="ce1">
            <text:p>2444.6928</text:p>
          </table:table-cell>
          <table:table-cell office:value-type="float" office:value="715.650000000001" table:style-name="ce2">
            <text:p>715.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0.29273616709633254" table:formula="of:=[.D3]/[.C3]" table:style-name="ce1">
            <text:p>0.292736167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ICICIBANK</text:p>
          </table:table-cell>
          <table:table-cell office:value-type="float" office:value="328.42559999999997" table:style-name="ce1">
            <text:p>328.4256</text:p>
          </table:table-cell>
          <table:table-cell office:value-type="float" office:value="79.100000000000307" table:style-name="ce2">
            <text:p>79.1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0.24084602418325585" table:formula="of:=[.D4]/[.C4]" table:style-name="ce1">
            <text:p>0.240846024</text:p>
          </table:table-cell>
          <table:table-cell table:number-columns-repeated="1637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AXISBANK</text:p>
          </table:table-cell>
          <table:table-cell office:value-type="float" office:value="608.64499999999998" table:style-name="ce1">
            <text:p>608.645</text:p>
          </table:table-cell>
          <table:table-cell office:value-type="float" office:value="142.9" table:style-name="ce2">
            <text:p>142.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0.2347838230824208" table:formula="of:=[.D5]/[.C5]" table:style-name="ce1">
            <text:p>0.234783823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RELIANCE</text:p>
          </table:table-cell>
          <table:table-cell office:value-type="float" office:value="1126.4788000000001" table:style-name="ce1">
            <text:p>1126.4788</text:p>
          </table:table-cell>
          <table:table-cell office:value-type="float" office:value="262.7" table:style-name="ce2">
            <text:p>262.7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0.23320456629987174" table:formula="of:=[.D6]/[.C6]" table:style-name="ce1">
            <text:p>0.233204566</text:p>
          </table:table-cell>
          <table:table-cell table:number-columns-repeated="16375"/>
        </table:table-row>
        <table:table-row table:style-name="ro1" table:visibility="filter">
          <table:table-cell office:value-type="float" office:value="16" table:style-name="ce1">
            <text:p>16</text:p>
          </table:table-cell>
          <table:table-cell office:value-type="string" table:style-name="ce1">
            <text:p>PAGEIND</text:p>
          </table:table-cell>
          <table:table-cell office:value-type="float" office:value="26629.9254" table:style-name="ce1">
            <text:p>26629.9254</text:p>
          </table:table-cell>
          <table:table-cell office:value-type="float" office:value="6169.75" table:style-name="ce2">
            <text:p>6169.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0.23168483979305476" table:formula="of:=[.D7]/[.C7]" table:style-name="ce1">
            <text:p>0.23168484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3">
            <text:p>ASIANPAINT</text:p>
          </table:table-cell>
          <table:table-cell office:value-type="float" office:value="1332.2398000000001" table:style-name="ce1">
            <text:p>1332.2398</text:p>
          </table:table-cell>
          <table:table-cell office:value-type="float" office:value="295.60000000000099" table:style-name="ce2">
            <text:p>295.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0.22188197650302968" table:formula="of:=[.D8]/[.C8]" table:style-name="ce1">
            <text:p>0.221881977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ELIANCE</text:p>
          </table:table-cell>
          <table:table-cell office:value-type="float" office:value="1126.4788000000001" table:style-name="ce1">
            <text:p>1126.4788</text:p>
          </table:table-cell>
          <table:table-cell office:value-type="float" office:value="221.45" table:style-name="ce2">
            <text:p>221.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0.19658603428666388" table:formula="of:=[.D9]/[.C9]" table:style-name="ce1">
            <text:p>0.196586034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">
            <text:p>ICICIBANK</text:p>
          </table:table-cell>
          <table:table-cell office:value-type="float" office:value="328.42559999999997" table:style-name="ce1">
            <text:p>328.4256</text:p>
          </table:table-cell>
          <table:table-cell office:value-type="float" office:value="57.65" table:style-name="ce2">
            <text:p>57.7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0.17553442849765671" table:formula="of:=[.D10]/[.C10]" table:style-name="ce1">
            <text:p>0.175534428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">
            <text:p>ITC</text:p>
          </table:table-cell>
          <table:table-cell office:value-type="float" office:value="283.55579999999998" table:style-name="ce1">
            <text:p>283.5558</text:p>
          </table:table-cell>
          <table:table-cell office:value-type="float" office:value="48.200000000000102" table:style-name="ce2">
            <text:p>48.2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0.16998417948072339" table:formula="of:=[.D11]/[.C11]" table:style-name="ce1">
            <text:p>0.169984179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BIN</text:p>
          </table:table-cell>
          <table:table-cell office:value-type="float" office:value="278.0394" table:style-name="ce1">
            <text:p>278.0394</text:p>
          </table:table-cell>
          <table:table-cell office:value-type="float" office:value="46.149999999999899" table:style-name="ce2">
            <text:p>46.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0.16598366994030306" table:formula="of:=[.D12]/[.C12]" table:style-name="ce1">
            <text:p>0.16598367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3">
            <text:p>BAJFINANCE</text:p>
          </table:table-cell>
          <table:table-cell office:value-type="float" office:value="2444.6927999999998" table:style-name="ce1">
            <text:p>2444.6928</text:p>
          </table:table-cell>
          <table:table-cell office:value-type="float" office:value="403.2" table:style-name="ce2">
            <text:p>403.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0.1649286977897591" table:formula="of:=[.D13]/[.C13]" table:style-name="ce1">
            <text:p>0.164928698</text:p>
          </table:table-cell>
          <table:table-cell table:number-columns-repeated="16375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MINDTREE</text:p>
          </table:table-cell>
          <table:table-cell office:value-type="float" office:value="947.43700000000001" table:style-name="ce1">
            <text:p>947.437</text:p>
          </table:table-cell>
          <table:table-cell office:value-type="float" office:value="145.4" table:style-name="ce2">
            <text:p>145.4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0.15346666849616386" table:formula="of:=[.D14]/[.C14]" table:style-name="ce1">
            <text:p>0.153466668</text:p>
          </table:table-cell>
          <table:table-cell table:number-columns-repeated="16375"/>
        </table:table-row>
        <table:table-row table:style-name="ro1" table:visibility="filter">
          <table:table-cell office:value-type="float" office:value="26" table:style-name="ce1">
            <text:p>26</text:p>
          </table:table-cell>
          <table:table-cell office:value-type="string" table:style-name="ce1">
            <text:p>MARICO</text:p>
          </table:table-cell>
          <table:table-cell office:value-type="float" office:value="344.50900000000001" table:style-name="ce1">
            <text:p>344.509</text:p>
          </table:table-cell>
          <table:table-cell office:value-type="float" office:value="51.2" table:style-name="ce2">
            <text:p>51.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0.14861730753042737" table:formula="of:=[.D15]/[.C15]" table:style-name="ce1">
            <text:p>0.148617308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3">
            <text:p>COLPAL</text:p>
          </table:table-cell>
          <table:table-cell office:value-type="float" office:value="1189.8026" table:style-name="ce1">
            <text:p>1189.8026</text:p>
          </table:table-cell>
          <table:table-cell office:value-type="float" office:value="160.30000000000001" table:style-name="ce2">
            <text:p>160.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0.13472823138897158" table:formula="of:=[.D16]/[.C16]" table:style-name="ce1">
            <text:p>0.134728231</text:p>
          </table:table-cell>
          <table:table-cell table:number-columns-repeated="16375"/>
        </table:table-row>
        <table:table-row table:style-name="ro1" table:visibility="filter">
          <table:table-cell office:value-type="float" office:value="29" table:style-name="ce1">
            <text:p>29</text:p>
          </table:table-cell>
          <table:table-cell office:value-type="string" table:style-name="ce1">
            <text:p>ASIANPAINT</text:p>
          </table:table-cell>
          <table:table-cell office:value-type="float" office:value="1332.2398000000001" table:style-name="ce1">
            <text:p>1332.2398</text:p>
          </table:table-cell>
          <table:table-cell office:value-type="float" office:value="176.7" table:style-name="ce2">
            <text:p>176.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0.13263377959433428" table:formula="of:=[.D17]/[.C17]" table:style-name="ce1">
            <text:p>0.13263378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OLPAL</text:p>
          </table:table-cell>
          <table:table-cell office:value-type="float" office:value="1189.8026" table:style-name="ce1">
            <text:p>1189.8026</text:p>
          </table:table-cell>
          <table:table-cell office:value-type="float" office:value="149.75" table:style-name="ce2">
            <text:p>149.8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0.12586121428882405" table:formula="of:=[.D18]/[.C18]" table:style-name="ce1">
            <text:p>0.125861214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HAVELLS</text:p>
          </table:table-cell>
          <table:table-cell office:value-type="float" office:value="638.62040000000002" table:style-name="ce1">
            <text:p>638.6204</text:p>
          </table:table-cell>
          <table:table-cell office:value-type="float" office:value="78.100000000000605" table:style-name="ce2">
            <text:p>78.1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0.12229487188320418" table:formula="of:=[.D19]/[.C19]" table:style-name="ce1">
            <text:p>0.122294872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3">
            <text:p>AXISBANK</text:p>
          </table:table-cell>
          <table:table-cell office:value-type="float" office:value="608.64499999999998" table:style-name="ce1">
            <text:p>608.645</text:p>
          </table:table-cell>
          <table:table-cell office:value-type="float" office:value="73" table:style-name="ce2">
            <text:p>73.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0.11993855202950818" table:formula="of:=[.D20]/[.C20]" table:style-name="ce1">
            <text:p>0.119938552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TITAN</text:p>
          </table:table-cell>
          <table:table-cell office:value-type="float" office:value="927.17880000000002" table:style-name="ce1">
            <text:p>927.1788</text:p>
          </table:table-cell>
          <table:table-cell office:value-type="float" office:value="110.9" table:style-name="ce2">
            <text:p>110.9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0.11961015502080073" table:formula="of:=[.D21]/[.C21]" table:style-name="ce1">
            <text:p>0.119610155</text:p>
          </table:table-cell>
          <table:table-cell table:number-columns-repeated="16375"/>
        </table:table-row>
        <table:table-row table:style-name="ro1" table:visibility="filter">
          <table:table-cell office:value-type="float" office:value="64" table:style-name="ce1">
            <text:p>64</text:p>
          </table:table-cell>
          <table:table-cell office:value-type="string" table:style-name="ce1">
            <text:p>DIVISLAB</text:p>
          </table:table-cell>
          <table:table-cell office:value-type="float" office:value="1344.6898000000001" table:style-name="ce1">
            <text:p>1344.6898</text:p>
          </table:table-cell>
          <table:table-cell office:value-type="float" office:value="159.44999999999999" table:style-name="ce2">
            <text:p>159.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0.1185775336438188" table:formula="of:=[.D22]/[.C22]" table:style-name="ce1">
            <text:p>0.118577534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IPLA</text:p>
          </table:table-cell>
          <table:table-cell office:value-type="float" office:value="575.25599999999997" table:style-name="ce1">
            <text:p>575.256</text:p>
          </table:table-cell>
          <table:table-cell office:value-type="float" office:value="68.099999999999994" table:style-name="ce2">
            <text:p>68.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0.11838207684926363" table:formula="of:=[.D23]/[.C23]" table:style-name="ce1">
            <text:p>0.118382077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MARICO</text:p>
          </table:table-cell>
          <table:table-cell office:value-type="float" office:value="344.50900000000001" table:style-name="ce1">
            <text:p>344.509</text:p>
          </table:table-cell>
          <table:table-cell office:value-type="float" office:value="39.15" table:style-name="ce2">
            <text:p>39.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0.11363999198859825" table:formula="of:=[.D24]/[.C24]" table:style-name="ce1">
            <text:p>0.113639992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3">
            <text:p>SBIN</text:p>
          </table:table-cell>
          <table:table-cell office:value-type="float" office:value="278.0394" table:style-name="ce1">
            <text:p>278.0394</text:p>
          </table:table-cell>
          <table:table-cell office:value-type="float" office:value="30.750000000000099" table:style-name="ce2">
            <text:p>30.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0.11059583641742897" table:formula="of:=[.D25]/[.C25]" table:style-name="ce1">
            <text:p>0.110595836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HAVELLS</text:p>
          </table:table-cell>
          <table:table-cell office:value-type="float" office:value="638.62040000000002" table:style-name="ce1">
            <text:p>638.6204</text:p>
          </table:table-cell>
          <table:table-cell office:value-type="float" office:value="66.200000000000699" table:style-name="ce2">
            <text:p>66.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0.10366095414427835" table:formula="of:=[.D26]/[.C26]" table:style-name="ce1">
            <text:p>0.103660954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SIANPAINT</text:p>
          </table:table-cell>
          <table:table-cell office:value-type="float" office:value="1332.2398000000001" table:style-name="ce1">
            <text:p>1332.2398</text:p>
          </table:table-cell>
          <table:table-cell office:value-type="float" office:value="135.5" table:style-name="ce2">
            <text:p>135.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0.10170841615751158" table:formula="of:=[.D27]/[.C27]" table:style-name="ce1">
            <text:p>0.101708416</text:p>
          </table:table-cell>
          <table:table-cell table:number-columns-repeated="16375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UPL</text:p>
          </table:table-cell>
          <table:table-cell office:value-type="float" office:value="727.75440000000003" table:style-name="ce1">
            <text:p>727.7544</text:p>
          </table:table-cell>
          <table:table-cell office:value-type="float" office:value="73.250000000001094" table:style-name="ce2">
            <text:p>73.3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0.10065208812203827" table:formula="of:=[.D28]/[.C28]" table:style-name="ce1">
            <text:p>0.100652088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DIVISLAB</text:p>
          </table:table-cell>
          <table:table-cell office:value-type="float" office:value="1344.6898000000001" table:style-name="ce1">
            <text:p>1344.6898</text:p>
          </table:table-cell>
          <table:table-cell office:value-type="float" office:value="126.549999999999" table:style-name="ce2">
            <text:p>126.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9.4110924318752912E-2" table:formula="of:=[.D29]/[.C29]" table:style-name="ce1">
            <text:p>0.094110924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TITAN</text:p>
          </table:table-cell>
          <table:table-cell office:value-type="float" office:value="927.17880000000002" table:style-name="ce1">
            <text:p>927.1788</text:p>
          </table:table-cell>
          <table:table-cell office:value-type="float" office:value="83.999999999999901" table:style-name="ce2">
            <text:p>84.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9.0597412279055448E-2" table:formula="of:=[.D30]/[.C30]" table:style-name="ce1">
            <text:p>0.090597412</text:p>
          </table:table-cell>
          <table:table-cell table:number-columns-repeated="16375"/>
        </table:table-row>
        <table:table-row table:style-name="ro1" table:visibility="filter">
          <table:table-cell office:value-type="float" office:value="36" table:style-name="ce1">
            <text:p>36</text:p>
          </table:table-cell>
          <table:table-cell office:value-type="string" table:style-name="ce1">
            <text:p>CIPLA</text:p>
          </table:table-cell>
          <table:table-cell office:value-type="float" office:value="575.25599999999997" table:style-name="ce1">
            <text:p>575.256</text:p>
          </table:table-cell>
          <table:table-cell office:value-type="float" office:value="49.799999999999798" table:style-name="ce2">
            <text:p>49.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8.6570153114439136E-2" table:formula="of:=[.D31]/[.C31]" table:style-name="ce1">
            <text:p>0.086570153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PAGEIND</text:p>
          </table:table-cell>
          <table:table-cell office:value-type="float" office:value="26629.9254" table:style-name="ce1">
            <text:p>26629.9254</text:p>
          </table:table-cell>
          <table:table-cell office:value-type="float" office:value="2122.9499999999998" table:style-name="ce2">
            <text:p>2123.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7.9720463655523419E-2" table:formula="of:=[.D32]/[.C32]" table:style-name="ce1">
            <text:p>0.079720464</text:p>
          </table:table-cell>
          <table:table-cell table:number-columns-repeated="16375"/>
        </table:table-row>
        <table:table-row table:style-name="ro1" table:visibility="filter">
          <table:table-cell office:value-type="float" office:value="33" table:style-name="ce1">
            <text:p>33</text:p>
          </table:table-cell>
          <table:table-cell office:value-type="string" table:style-name="ce1">
            <text:p>NESTLEIND</text:p>
          </table:table-cell>
          <table:table-cell office:value-type="float" office:value="10263.876" table:style-name="ce1">
            <text:p>10263.876</text:p>
          </table:table-cell>
          <table:table-cell office:value-type="float" office:value="814.29999999999905" table:style-name="ce2">
            <text:p>814.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7.9336500168162502E-2" table:formula="of:=[.D33]/[.C33]" table:style-name="ce1">
            <text:p>0.0793365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MARICO</text:p>
          </table:table-cell>
          <table:table-cell office:value-type="float" office:value="344.50900000000001" table:style-name="ce1">
            <text:p>344.509</text:p>
          </table:table-cell>
          <table:table-cell office:value-type="float" office:value="25.7" table:style-name="ce2">
            <text:p>25.7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7.4598921943984042E-2" table:formula="of:=[.D34]/[.C34]" table:style-name="ce1">
            <text:p>0.074598922</text:p>
          </table:table-cell>
          <table:table-cell table:number-columns-repeated="16375"/>
        </table:table-row>
        <table:table-row table:style-name="ro1" table:visibility="filter">
          <table:table-cell office:value-type="float" office:value="2" table:style-name="ce1">
            <text:p>2</text:p>
          </table:table-cell>
          <table:table-cell office:value-type="string" table:style-name="ce1">
            <text:p>ITC</text:p>
          </table:table-cell>
          <table:table-cell office:value-type="float" office:value="283.55579999999998" table:style-name="ce1">
            <text:p>283.5558</text:p>
          </table:table-cell>
          <table:table-cell office:value-type="float" office:value="20.65" table:style-name="ce2">
            <text:p>20.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7.2825172329396892E-2" table:formula="of:=[.D35]/[.C35]" table:style-name="ce1">
            <text:p>0.072825172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HINDUNILVR</text:p>
          </table:table-cell>
          <table:table-cell office:value-type="float" office:value="1667.2272" table:style-name="ce1">
            <text:p>1667.2272</text:p>
          </table:table-cell>
          <table:table-cell office:value-type="float" office:value="115.45" table:style-name="ce2">
            <text:p>115.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6.9246710946174586E-2" table:formula="of:=[.D36]/[.C36]" table:style-name="ce1">
            <text:p>0.069246711</text:p>
          </table:table-cell>
          <table:table-cell table:number-columns-repeated="16375"/>
        </table:table-row>
        <table:table-row table:style-name="ro1" table:visibility="filter">
          <table:table-cell office:value-type="float" office:value="38" table:style-name="ce1">
            <text:p>38</text:p>
          </table:table-cell>
          <table:table-cell office:value-type="string" table:style-name="ce1">
            <text:p>UPL</text:p>
          </table:table-cell>
          <table:table-cell office:value-type="float" office:value="727.75440000000003" table:style-name="ce1">
            <text:p>727.7544</text:p>
          </table:table-cell>
          <table:table-cell office:value-type="float" office:value="49.449999999999903" table:style-name="ce2">
            <text:p>49.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6.7948747544501142E-2" table:formula="of:=[.D37]/[.C37]" table:style-name="ce1">
            <text:p>0.067948748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HDFC</text:p>
          </table:table-cell>
          <table:table-cell office:value-type="float" office:value="1893.518" table:style-name="ce1">
            <text:p>1893.518</text:p>
          </table:table-cell>
          <table:table-cell office:value-type="float" office:value="126.50000000000099" table:style-name="ce2">
            <text:p>126.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6.6806864260070931E-2" table:formula="of:=[.D38]/[.C38]" table:style-name="ce1">
            <text:p>0.066806864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HINDUNILVR</text:p>
          </table:table-cell>
          <table:table-cell office:value-type="float" office:value="1667.2272" table:style-name="ce1">
            <text:p>1667.2272</text:p>
          </table:table-cell>
          <table:table-cell office:value-type="float" office:value="110.85" table:style-name="ce2">
            <text:p>110.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6.6487638877292782E-2" table:formula="of:=[.D39]/[.C39]" table:style-name="ce1">
            <text:p>0.066487639</text:p>
          </table:table-cell>
          <table:table-cell table:number-columns-repeated="16375"/>
        </table:table-row>
        <table:table-row table:style-name="ro1" table:visibility="filter">
          <table:table-cell office:value-type="float" office:value="0" table:style-name="ce1">
            <text:p>0</text:p>
          </table:table-cell>
          <table:table-cell office:value-type="string" table:style-name="ce1">
            <text:p>RELIANCE</text:p>
          </table:table-cell>
          <table:table-cell office:value-type="float" office:value="1126.4788000000001" table:style-name="ce1">
            <text:p>1126.4788</text:p>
          </table:table-cell>
          <table:table-cell office:value-type="float" office:value="73.249999999999801" table:style-name="ce2">
            <text:p>73.2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6.5025635635575021E-2" table:formula="of:=[.D40]/[.C40]" table:style-name="ce1">
            <text:p>0.065025636</text:p>
          </table:table-cell>
          <table:table-cell table:number-columns-repeated="16375"/>
        </table:table-row>
        <table:table-row table:style-name="ro1" table:visibility="filter">
          <table:table-cell office:value-type="float" office:value="4" table:style-name="ce1">
            <text:p>4</text:p>
          </table:table-cell>
          <table:table-cell office:value-type="string" table:style-name="ce1">
            <text:p>HDFC</text:p>
          </table:table-cell>
          <table:table-cell office:value-type="float" office:value="1893.518" table:style-name="ce1">
            <text:p>1893.518</text:p>
          </table:table-cell>
          <table:table-cell office:value-type="float" office:value="120.85" table:style-name="ce2">
            <text:p>120.9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6.3823000362288607E-2" table:formula="of:=[.D41]/[.C41]" table:style-name="ce1">
            <text:p>0.063823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HDFC</text:p>
          </table:table-cell>
          <table:table-cell office:value-type="float" office:value="1893.518" table:style-name="ce1">
            <text:p>1893.518</text:p>
          </table:table-cell>
          <table:table-cell office:value-type="float" office:value="119.55000000000101" table:style-name="ce2">
            <text:p>119.6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6.3136447607047314E-2" table:formula="of:=[.D42]/[.C42]" table:style-name="ce1">
            <text:p>0.063136448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PIDILITIND</text:p>
          </table:table-cell>
          <table:table-cell office:value-type="float" office:value="1099.1048000000001" table:style-name="ce1">
            <text:p>1099.1048</text:p>
          </table:table-cell>
          <table:table-cell office:value-type="float" office:value="69.349999999999895" table:style-name="ce2">
            <text:p>69.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6.3096803871659821E-2" table:formula="of:=[.D43]/[.C43]" table:style-name="ce1">
            <text:p>0.063096804</text:p>
          </table:table-cell>
          <table:table-cell table:number-columns-repeated="16375"/>
        </table:table-row>
        <table:table-row table:style-name="ro1" table:visibility="filter">
          <table:table-cell office:value-type="float" office:value="18" table:style-name="ce1">
            <text:p>18</text:p>
          </table:table-cell>
          <table:table-cell office:value-type="string" table:style-name="ce1">
            <text:p>TITAN</text:p>
          </table:table-cell>
          <table:table-cell office:value-type="float" office:value="927.17880000000002" table:style-name="ce1">
            <text:p>927.1788</text:p>
          </table:table-cell>
          <table:table-cell office:value-type="float" office:value="57.349999999999902" table:style-name="ce2">
            <text:p>57.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6.1854304692902706E-2" table:formula="of:=[.D44]/[.C44]" table:style-name="ce1">
            <text:p>0.061854305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ESTLEIND</text:p>
          </table:table-cell>
          <table:table-cell office:value-type="float" office:value="10263.876" table:style-name="ce1">
            <text:p>10263.876</text:p>
          </table:table-cell>
          <table:table-cell office:value-type="float" office:value="632.5" table:style-name="ce2">
            <text:p>632.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6.1623893351790297E-2" table:formula="of:=[.D45]/[.C45]" table:style-name="ce1">
            <text:p>0.061623893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SHREECEM</text:p>
          </table:table-cell>
          <table:table-cell office:value-type="float" office:value="16574.175599999999" table:style-name="ce1">
            <text:p>16574.1756</text:p>
          </table:table-cell>
          <table:table-cell office:value-type="float" office:value="877.54999999999905" table:style-name="ce2">
            <text:p>877.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5.2946826507618221E-2" table:formula="of:=[.D46]/[.C46]" table:style-name="ce1">
            <text:p>0.052946827</text:p>
          </table:table-cell>
          <table:table-cell table:number-columns-repeated="16375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INDIGO</text:p>
          </table:table-cell>
          <table:table-cell office:value-type="float" office:value="1112.8517999999999" table:style-name="ce1">
            <text:p>1112.8518</text:p>
          </table:table-cell>
          <table:table-cell office:value-type="float" office:value="58.250000000000497" table:style-name="ce2">
            <text:p>58.3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5.234299841182851E-2" table:formula="of:=[.D47]/[.C47]" table:style-name="ce1">
            <text:p>0.052342998</text:p>
          </table:table-cell>
          <table:table-cell table:number-columns-repeated="1637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CIPLA</text:p>
          </table:table-cell>
          <table:table-cell office:value-type="float" office:value="575.25599999999997" table:style-name="ce1">
            <text:p>575.256</text:p>
          </table:table-cell>
          <table:table-cell office:value-type="float" office:value="28.699999999999701" table:style-name="ce2">
            <text:p>28.7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4.9890831212537901E-2" table:formula="of:=[.D48]/[.C48]" table:style-name="ce1">
            <text:p>0.049890831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SUPREMEIND</text:p>
          </table:table-cell>
          <table:table-cell office:value-type="float" office:value="1129.636" table:style-name="ce1">
            <text:p>1129.636</text:p>
          </table:table-cell>
          <table:table-cell office:value-type="float" office:value="54.650000000000603" table:style-name="ce2">
            <text:p>54.7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4.837841570204969E-2" table:formula="of:=[.D49]/[.C49]" table:style-name="ce1">
            <text:p>0.048378416</text:p>
          </table:table-cell>
          <table:table-cell table:number-columns-repeated="16375"/>
        </table:table-row>
        <table:table-row table:style-name="ro1" table:visibility="filter">
          <table:table-cell office:value-type="float" office:value="3" table:style-name="ce1">
            <text:p>3</text:p>
          </table:table-cell>
          <table:table-cell office:value-type="string" table:style-name="ce1">
            <text:p>HINDUNILVR</text:p>
          </table:table-cell>
          <table:table-cell office:value-type="float" office:value="1667.2272" table:style-name="ce1">
            <text:p>1667.2272</text:p>
          </table:table-cell>
          <table:table-cell office:value-type="float" office:value="79.699999999999804" table:style-name="ce2">
            <text:p>79.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4.7803922584756173E-2" table:formula="of:=[.D50]/[.C50]" table:style-name="ce1">
            <text:p>0.047803923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AUROPHARMA</text:p>
          </table:table-cell>
          <table:table-cell office:value-type="float" office:value="697.61980000000005" table:style-name="ce1">
            <text:p>697.6198</text:p>
          </table:table-cell>
          <table:table-cell office:value-type="float" office:value="32.050000000000203" table:style-name="ce2">
            <text:p>32.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4.5941929973891509E-2" table:formula="of:=[.D51]/[.C51]" table:style-name="ce1">
            <text:p>0.04594193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PAGEIND</text:p>
          </table:table-cell>
          <table:table-cell office:value-type="float" office:value="26629.9254" table:style-name="ce1">
            <text:p>26629.9254</text:p>
          </table:table-cell>
          <table:table-cell office:value-type="float" office:value="1219.55000000001" table:style-name="ce2">
            <text:p>1219.6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4.5796222921450989E-2" table:formula="of:=[.D52]/[.C52]" table:style-name="ce1">
            <text:p>0.045796223</text:p>
          </table:table-cell>
          <table:table-cell table:number-columns-repeated="16375"/>
        </table:table-row>
        <table:table-row table:style-name="ro1" table:visibility="filter">
          <table:table-cell office:value-type="float" office:value="45" table:style-name="ce1">
            <text:p>45</text:p>
          </table:table-cell>
          <table:table-cell office:value-type="string" table:style-name="ce1">
            <text:p>YESBANK</text:p>
          </table:table-cell>
          <table:table-cell office:value-type="float" office:value="273.14100000000002" table:style-name="ce1">
            <text:p>273.141</text:p>
          </table:table-cell>
          <table:table-cell office:value-type="float" office:value="10.75" table:style-name="ce2">
            <text:p>10.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3.9356962155077412E-2" table:formula="of:=[.D53]/[.C53]" table:style-name="ce1">
            <text:p>0.039356962</text:p>
          </table:table-cell>
          <table:table-cell table:number-columns-repeated="16375"/>
        </table:table-row>
        <table:table-row table:style-name="ro1" table:visibility="filter">
          <table:table-cell office:value-type="float" office:value="24" table:style-name="ce1">
            <text:p>24</text:p>
          </table:table-cell>
          <table:table-cell office:value-type="string" table:style-name="ce1">
            <text:p>COLPAL</text:p>
          </table:table-cell>
          <table:table-cell office:value-type="float" office:value="1189.8026" table:style-name="ce1">
            <text:p>1189.8026</text:p>
          </table:table-cell>
          <table:table-cell office:value-type="float" office:value="46.099999999999902" table:style-name="ce2">
            <text:p>46.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3.8745923063203846E-2" table:formula="of:=[.D54]/[.C54]" table:style-name="ce1">
            <text:p>0.038745923</text:p>
          </table:table-cell>
          <table:table-cell table:number-columns-repeated="16375"/>
        </table:table-row>
        <table:table-row table:style-name="ro1" table:visibility="filter">
          <table:table-cell office:value-type="float" office:value="41" table:style-name="ce1">
            <text:p>41</text:p>
          </table:table-cell>
          <table:table-cell office:value-type="string" table:style-name="ce1">
            <text:p>AUROPHARMA</text:p>
          </table:table-cell>
          <table:table-cell office:value-type="float" office:value="697.61980000000005" table:style-name="ce1">
            <text:p>697.6198</text:p>
          </table:table-cell>
          <table:table-cell office:value-type="float" office:value="23.000000000000099" table:style-name="ce2">
            <text:p>23.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3.2969247719173249E-2" table:formula="of:=[.D55]/[.C55]" table:style-name="ce1">
            <text:p>0.032969248</text:p>
          </table:table-cell>
          <table:table-cell table:number-columns-repeated="16375"/>
        </table:table-row>
        <table:table-row table:style-name="ro1" table:visibility="filter">
          <table:table-cell office:value-type="float" office:value="51" table:style-name="ce1">
            <text:p>51</text:p>
          </table:table-cell>
          <table:table-cell office:value-type="string" table:style-name="ce1">
            <text:p>RBLBANK</text:p>
          </table:table-cell>
          <table:table-cell office:value-type="float" office:value="560.65800000000002" table:style-name="ce1">
            <text:p>560.658</text:p>
          </table:table-cell>
          <table:table-cell office:value-type="float" office:value="18.25" table:style-name="ce2">
            <text:p>18.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3.2551038244348601E-2" table:formula="of:=[.D56]/[.C56]" table:style-name="ce1">
            <text:p>0.032551038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ITC</text:p>
          </table:table-cell>
          <table:table-cell office:value-type="float" office:value="283.55579999999998" table:style-name="ce1">
            <text:p>283.5558</text:p>
          </table:table-cell>
          <table:table-cell office:value-type="float" office:value="8.3500000000000192" table:style-name="ce2">
            <text:p>8.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2.9447466777262253E-2" table:formula="of:=[.D57]/[.C57]" table:style-name="ce1">
            <text:p>0.029447467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YESBANK</text:p>
          </table:table-cell>
          <table:table-cell office:value-type="float" office:value="273.14100000000002" table:style-name="ce1">
            <text:p>273.141</text:p>
          </table:table-cell>
          <table:table-cell office:value-type="float" office:value="6.9999999999998899" table:style-name="ce2">
            <text:p>7.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2.5627789310282562E-2" table:formula="of:=[.D58]/[.C58]" table:style-name="ce1">
            <text:p>0.025627789</text:p>
          </table:table-cell>
          <table:table-cell table:number-columns-repeated="16375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RBLBANK</text:p>
          </table:table-cell>
          <table:table-cell office:value-type="float" office:value="560.65800000000002" table:style-name="ce1">
            <text:p>560.658</text:p>
          </table:table-cell>
          <table:table-cell office:value-type="float" office:value="12.650000000000301" table:style-name="ce2">
            <text:p>12.7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2.2562774454302444E-2" table:formula="of:=[.D59]/[.C59]" table:style-name="ce1">
            <text:p>0.022562774</text:p>
          </table:table-cell>
          <table:table-cell table:number-columns-repeated="16375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AUROPHARMA</text:p>
          </table:table-cell>
          <table:table-cell office:value-type="float" office:value="697.61980000000005" table:style-name="ce1">
            <text:p>697.6198</text:p>
          </table:table-cell>
          <table:table-cell office:value-type="float" office:value="14.9500000000005" table:style-name="ce2">
            <text:p>15.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2.1430011017463235E-2" table:formula="of:=[.D60]/[.C60]" table:style-name="ce1">
            <text:p>0.021430011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PGHH</text:p>
          </table:table-cell>
          <table:table-cell office:value-type="float" office:value="9871.6578000000009" table:style-name="ce1">
            <text:p>9871.6578</text:p>
          </table:table-cell>
          <table:table-cell office:value-type="float" office:value="175.74999999999599" table:style-name="ce2">
            <text:p>175.7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1.7803493958228171E-2" table:formula="of:=[.D61]/[.C61]" table:style-name="ce1">
            <text:p>0.017803494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PIDILITIND</text:p>
          </table:table-cell>
          <table:table-cell office:value-type="float" office:value="1099.1048000000001" table:style-name="ce1">
            <text:p>1099.1048</text:p>
          </table:table-cell>
          <table:table-cell office:value-type="float" office:value="14.399999999999601" table:style-name="ce2">
            <text:p>14.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1.3101571387914601E-2" table:formula="of:=[.D62]/[.C62]" table:style-name="ce1">
            <text:p>0.013101571</text:p>
          </table:table-cell>
          <table:table-cell table:number-columns-repeated="16375"/>
        </table:table-row>
        <table:table-row table:style-name="ro1" table:visibility="filter">
          <table:table-cell office:value-type="float" office:value="30" table:style-name="ce1">
            <text:p>30</text:p>
          </table:table-cell>
          <table:table-cell office:value-type="string" table:style-name="ce1">
            <text:p>HAVELLS</text:p>
          </table:table-cell>
          <table:table-cell office:value-type="float" office:value="638.62040000000002" table:style-name="ce1">
            <text:p>638.6204</text:p>
          </table:table-cell>
          <table:table-cell office:value-type="float" office:value="7.50000000000023" table:style-name="ce2">
            <text:p>7.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1.174406580184446E-2" table:formula="of:=[.D63]/[.C63]" table:style-name="ce1">
            <text:p>0.011744066</text:p>
          </table:table-cell>
          <table:table-cell table:number-columns-repeated="16375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DRREDDY</text:p>
          </table:table-cell>
          <table:table-cell office:value-type="float" office:value="2420.5716000000002" table:style-name="ce1">
            <text:p>2420.5716</text:p>
          </table:table-cell>
          <table:table-cell office:value-type="float" office:value="27.649999999999199" table:style-name="ce2">
            <text:p>27.6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1.1422921759471688E-2" table:formula="of:=[.D64]/[.C64]" table:style-name="ce1">
            <text:p>0.011422922</text:p>
          </table:table-cell>
          <table:table-cell table:number-columns-repeated="16375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SHREECEM</text:p>
          </table:table-cell>
          <table:table-cell office:value-type="float" office:value="16574.175599999999" table:style-name="ce1">
            <text:p>16574.1756</text:p>
          </table:table-cell>
          <table:table-cell office:value-type="float" office:value="163.050000000003" table:style-name="ce2">
            <text:p>163.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9.8375933702550492E-3" table:formula="of:=[.D65]/[.C65]" table:style-name="ce1">
            <text:p>0.009837593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UPL</text:p>
          </table:table-cell>
          <table:table-cell office:value-type="float" office:value="727.75440000000003" table:style-name="ce1">
            <text:p>727.7544</text:p>
          </table:table-cell>
          <table:table-cell office:value-type="float" office:value="6.3499999999999099" table:style-name="ce2">
            <text:p>6.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8.7254711204767833E-3" table:formula="of:=[.D66]/[.C66]" table:style-name="ce1">
            <text:p>0.008725471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DFCBANK</text:p>
          </table:table-cell>
          <table:table-cell office:value-type="float" office:value="2070.7993999999999" table:style-name="ce1">
            <text:p>2070.7994</text:p>
          </table:table-cell>
          <table:table-cell office:value-type="float" office:value="16.7000000000012" table:style-name="ce2">
            <text:p>16.7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8.0645184656713744E-3" table:formula="of:=[.D67]/[.C67]" table:style-name="ce1">
            <text:p>0.008064518</text:p>
          </table:table-cell>
          <table:table-cell table:number-columns-repeated="16375"/>
        </table:table-row>
        <table:table-row table:style-name="ro1" table:visibility="filter">
          <table:table-cell office:value-type="float" office:value="39" table:style-name="ce1">
            <text:p>39</text:p>
          </table:table-cell>
          <table:table-cell office:value-type="string" table:style-name="ce1">
            <text:p>PGHH</text:p>
          </table:table-cell>
          <table:table-cell office:value-type="float" office:value="9871.6578000000009" table:style-name="ce1">
            <text:p>9871.6578</text:p>
          </table:table-cell>
          <table:table-cell office:value-type="float" office:value="77.800000000001106" table:style-name="ce2">
            <text:p>77.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7.8811483923197888E-3" table:formula="of:=[.D68]/[.C68]" table:style-name="ce1">
            <text:p>0.007881148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HDFCBANK</text:p>
          </table:table-cell>
          <table:table-cell office:value-type="float" office:value="2070.7993999999999" table:style-name="ce1">
            <text:p>2070.7994</text:p>
          </table:table-cell>
          <table:table-cell office:value-type="float" office:value="13.9999999999986" table:style-name="ce2">
            <text:p>14.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6.7606741628371157E-3" table:formula="of:=[.D69]/[.C69]" table:style-name="ce1">
            <text:p>0.006760674</text:p>
          </table:table-cell>
          <table:table-cell table:number-columns-repeated="16375"/>
        </table:table-row>
        <table:table-row table:style-name="ro1" table:visibility="filter">
          <table:table-cell office:value-type="float" office:value="48" table:style-name="ce1">
            <text:p>48</text:p>
          </table:table-cell>
          <table:table-cell office:value-type="string" table:style-name="ce1">
            <text:p>CONCOR</text:p>
          </table:table-cell>
          <table:table-cell office:value-type="float" office:value="778.86300000000006" table:style-name="ce1">
            <text:p>778.863</text:p>
          </table:table-cell>
          <table:table-cell office:value-type="float" office:value="4.4999999999998899" table:style-name="ce2">
            <text:p>4.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5.7776528092872426E-3" table:formula="of:=[.D70]/[.C70]" table:style-name="ce1">
            <text:p>0.005777653</text:p>
          </table:table-cell>
          <table:table-cell table:number-columns-repeated="16375"/>
        </table:table-row>
        <table:table-row table:style-name="ro1" table:visibility="filter">
          <table:table-cell office:value-type="float" office:value="1" table:style-name="ce1">
            <text:p>1</text:p>
          </table:table-cell>
          <table:table-cell office:value-type="string" table:style-name="ce1">
            <text:p>HDFCBANK</text:p>
          </table:table-cell>
          <table:table-cell office:value-type="float" office:value="2070.7993999999999" table:style-name="ce1">
            <text:p>2070.7994</text:p>
          </table:table-cell>
          <table:table-cell office:value-type="float" office:value="8.1000000000003602" table:style-name="ce2">
            <text:p>8.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3.9115329084991818E-3" table:formula="of:=[.D71]/[.C71]" table:style-name="ce1">
            <text:p>0.003911533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KOTAKBANK</text:p>
          </table:table-cell>
          <table:table-cell office:value-type="float" office:value="1248.2052000000001" table:style-name="ce1">
            <text:p>1248.2052</text:p>
          </table:table-cell>
          <table:table-cell office:value-type="float" office:value="-3.0000000000004499" table:style-name="ce2">
            <text:p>-3.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2.4034509710426214E-3" table:formula="of:=[.D72]/[.C72]" table:style-name="ce1">
            <text:p>-0.002403451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NESTLEIND</text:p>
          </table:table-cell>
          <table:table-cell office:value-type="float" office:value="10263.876" table:style-name="ce1">
            <text:p>10263.876</text:p>
          </table:table-cell>
          <table:table-cell office:value-type="float" office:value="-25.9499999999971" table:style-name="ce2">
            <text:p>-25.9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2.5282846363300863E-3" table:formula="of:=[.D73]/[.C73]" table:style-name="ce1">
            <text:p>-0.002528285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TCS</text:p>
          </table:table-cell>
          <table:table-cell office:value-type="float" office:value="2179.7597999999998" table:style-name="ce1">
            <text:p>2179.7598</text:p>
          </table:table-cell>
          <table:table-cell office:value-type="float" office:value="-5.60000000000014" table:style-name="ce2">
            <text:p>-5.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2.5690904107875281E-3" table:formula="of:=[.D74]/[.C74]" table:style-name="ce1">
            <text:p>-0.00256909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POWERGRID</text:p>
          </table:table-cell>
          <table:table-cell office:value-type="float" office:value="192.44720000000001" table:style-name="ce1">
            <text:p>192.4472</text:p>
          </table:table-cell>
          <table:table-cell office:value-type="float" office:value="-0.75000000000002798" table:style-name="ce2">
            <text:p>-0.8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3.8971728349387674E-3" table:formula="of:=[.D75]/[.C75]" table:style-name="ce1">
            <text:p>-0.003897173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MINDTREE</text:p>
          </table:table-cell>
          <table:table-cell office:value-type="float" office:value="947.43700000000001" table:style-name="ce1">
            <text:p>947.437</text:p>
          </table:table-cell>
          <table:table-cell office:value-type="float" office:value="-7.39999999999986" table:style-name="ce2">
            <text:p>-7.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7.8105457143850827E-3" table:formula="of:=[.D76]/[.C76]" table:style-name="ce1">
            <text:p>-0.007810546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TCS</text:p>
          </table:table-cell>
          <table:table-cell office:value-type="float" office:value="2179.7597999999998" table:style-name="ce1">
            <text:p>2179.7598</text:p>
          </table:table-cell>
          <table:table-cell office:value-type="float" office:value="-25.0000000000007" table:style-name="ce2">
            <text:p>-25.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1.1469153619587214E-2" table:formula="of:=[.D77]/[.C77]" table:style-name="ce1">
            <text:p>-0.011469154</text:p>
          </table:table-cell>
          <table:table-cell table:number-columns-repeated="16375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COALINDIA</text:p>
          </table:table-cell>
          <table:table-cell office:value-type="float" office:value="260.27600000000001" table:style-name="ce1">
            <text:p>260.276</text:p>
          </table:table-cell>
          <table:table-cell office:value-type="float" office:value="-3.4000000000000101" table:style-name="ce2">
            <text:p>-3.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1.3063056140404839E-2" table:formula="of:=[.D78]/[.C78]" table:style-name="ce1">
            <text:p>-0.013063056</text:p>
          </table:table-cell>
          <table:table-cell table:number-columns-repeated="16375"/>
        </table:table-row>
        <table:table-row table:style-name="ro1" table:visibility="filter">
          <table:table-cell office:value-type="float" office:value="22" table:style-name="ce1">
            <text:p>22</text:p>
          </table:table-cell>
          <table:table-cell office:value-type="string" table:style-name="ce1">
            <text:p>POWERGRID</text:p>
          </table:table-cell>
          <table:table-cell office:value-type="float" office:value="192.44720000000001" table:style-name="ce1">
            <text:p>192.4472</text:p>
          </table:table-cell>
          <table:table-cell office:value-type="float" office:value="-3.0999999999999899" table:style-name="ce2">
            <text:p>-3.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1.6108314384412917E-2" table:formula="of:=[.D79]/[.C79]" table:style-name="ce1">
            <text:p>-0.016108314</text:p>
          </table:table-cell>
          <table:table-cell table:number-columns-repeated="16375"/>
        </table:table-row>
        <table:table-row table:style-name="ro1" table:visibility="filter">
          <table:table-cell office:value-type="float" office:value="42" table:style-name="ce1">
            <text:p>42</text:p>
          </table:table-cell>
          <table:table-cell office:value-type="string" table:style-name="ce1">
            <text:p>AXISBANK</text:p>
          </table:table-cell>
          <table:table-cell office:value-type="float" office:value="608.64499999999998" table:style-name="ce1">
            <text:p>608.645</text:p>
          </table:table-cell>
          <table:table-cell office:value-type="float" office:value="-10.1999999999999" table:style-name="ce2">
            <text:p>-10.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1.675853740686262E-2" table:formula="of:=[.D80]/[.C80]" table:style-name="ce1">
            <text:p>-0.016758537</text:p>
          </table:table-cell>
          <table:table-cell table:number-columns-repeated="16375"/>
        </table:table-row>
        <table:table-row table:style-name="ro1" table:visibility="filter">
          <table:table-cell office:value-type="float" office:value="21" table:style-name="ce1">
            <text:p>21</text:p>
          </table:table-cell>
          <table:table-cell office:value-type="string" table:style-name="ce1">
            <text:p>KOTAKBANK</text:p>
          </table:table-cell>
          <table:table-cell office:value-type="float" office:value="1248.2052000000001" table:style-name="ce1">
            <text:p>1248.2052</text:p>
          </table:table-cell>
          <table:table-cell office:value-type="float" office:value="-22.499999999999801" table:style-name="ce2">
            <text:p>-22.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1.8025882282816798E-2" table:formula="of:=[.D81]/[.C81]" table:style-name="ce1">
            <text:p>-0.018025882</text:p>
          </table:table-cell>
          <table:table-cell table:number-columns-repeated="16375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DIVISLAB</text:p>
          </table:table-cell>
          <table:table-cell office:value-type="float" office:value="1344.6898000000001" table:style-name="ce1">
            <text:p>1344.6898</text:p>
          </table:table-cell>
          <table:table-cell office:value-type="float" office:value="-25.499999999999499" table:style-name="ce2">
            <text:p>-25.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1.8963481391767453E-2" table:formula="of:=[.D82]/[.C82]" table:style-name="ce1">
            <text:p>-0.018963481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DRREDDY</text:p>
          </table:table-cell>
          <table:table-cell office:value-type="float" office:value="2420.5716000000002" table:style-name="ce1">
            <text:p>2420.5716</text:p>
          </table:table-cell>
          <table:table-cell office:value-type="float" office:value="-46.450000000000699" table:style-name="ce2">
            <text:p>-46.5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1.9189682304791438E-2" table:formula="of:=[.D83]/[.C83]" table:style-name="ce1">
            <text:p>-0.019189682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OALINDIA</text:p>
          </table:table-cell>
          <table:table-cell office:value-type="float" office:value="260.27600000000001" table:style-name="ce1">
            <text:p>260.276</text:p>
          </table:table-cell>
          <table:table-cell office:value-type="float" office:value="-6.3499999999999703" table:style-name="ce2">
            <text:p>-6.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2.4397178379873558E-2" table:formula="of:=[.D84]/[.C84]" table:style-name="ce1">
            <text:p>-0.024397178</text:p>
          </table:table-cell>
          <table:table-cell table:number-columns-repeated="16375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FEDERALBNK</text:p>
          </table:table-cell>
          <table:table-cell office:value-type="float" office:value="85.790599999999998" table:style-name="ce1">
            <text:p>85.7906</text:p>
          </table:table-cell>
          <table:table-cell office:value-type="float" office:value="-2.2999999999999301" table:style-name="ce2">
            <text:p>-2.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2.6809463973907748E-2" table:formula="of:=[.D85]/[.C85]" table:style-name="ce1">
            <text:p>-0.026809464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LT</text:p>
          </table:table-cell>
          <table:table-cell office:value-type="float" office:value="1331.7668000000001" table:style-name="ce1">
            <text:p>1331.7668</text:p>
          </table:table-cell>
          <table:table-cell office:value-type="float" office:value="-36.749999999999503" table:style-name="ce2">
            <text:p>-36.7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2.7594921273003278E-2" table:formula="of:=[.D86]/[.C86]" table:style-name="ce1">
            <text:p>-0.027594921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FINCABLES</text:p>
          </table:table-cell>
          <table:table-cell office:value-type="float" office:value="538.15160000000003" table:style-name="ce1">
            <text:p>538.1516</text:p>
          </table:table-cell>
          <table:table-cell office:value-type="float" office:value="-16.3000000000001" table:style-name="ce2">
            <text:p>-16.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3.0288862840879966E-2" table:formula="of:=[.D87]/[.C87]" table:style-name="ce1">
            <text:p>-0.030288863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SUNPHARMA</text:p>
          </table:table-cell>
          <table:table-cell office:value-type="float" office:value="517.01919999999996" table:style-name="ce1">
            <text:p>517.0192</text:p>
          </table:table-cell>
          <table:table-cell office:value-type="float" office:value="-17.349999999999401" table:style-name="ce2">
            <text:p>-17.3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3.3557747952105844E-2" table:formula="of:=[.D88]/[.C88]" table:style-name="ce1">
            <text:p>-0.033557748</text:p>
          </table:table-cell>
          <table:table-cell table:number-columns-repeated="16375"/>
        </table:table-row>
        <table:table-row table:style-name="ro1" table:visibility="filter">
          <table:table-cell office:value-type="float" office:value="58" table:style-name="ce1">
            <text:p>58</text:p>
          </table:table-cell>
          <table:table-cell office:value-type="string" table:style-name="ce1">
            <text:p>SHREECEM</text:p>
          </table:table-cell>
          <table:table-cell office:value-type="float" office:value="16574.175599999999" table:style-name="ce1">
            <text:p>16574.1756</text:p>
          </table:table-cell>
          <table:table-cell office:value-type="float" office:value="-570.4" table:style-name="ce2">
            <text:p>-570.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3.4414984718757292E-2" table:formula="of:=[.D89]/[.C89]" table:style-name="ce1">
            <text:p>-0.034414985</text:p>
          </table:table-cell>
          <table:table-cell table:number-columns-repeated="16375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TATACHEM</text:p>
          </table:table-cell>
          <table:table-cell office:value-type="float" office:value="685.06500000000005" table:style-name="ce1">
            <text:p>685.065</text:p>
          </table:table-cell>
          <table:table-cell office:value-type="float" office:value="-24.3500000000002" table:style-name="ce2">
            <text:p>-24.4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3.5544072460277784E-2" table:formula="of:=[.D90]/[.C90]" table:style-name="ce1">
            <text:p>-0.035544072</text:p>
          </table:table-cell>
          <table:table-cell table:number-columns-repeated="16375"/>
        </table:table-row>
        <table:table-row table:style-name="ro1" table:visibility="filter">
          <table:table-cell office:value-type="float" office:value="59" table:style-name="ce1">
            <text:p>59</text:p>
          </table:table-cell>
          <table:table-cell office:value-type="string" table:style-name="ce1">
            <text:p>SUPREMEIND</text:p>
          </table:table-cell>
          <table:table-cell office:value-type="float" office:value="1129.636" table:style-name="ce1">
            <text:p>1129.636</text:p>
          </table:table-cell>
          <table:table-cell office:value-type="float" office:value="-43.100000000000101" table:style-name="ce2">
            <text:p>-43.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3.8153883197773533E-2" table:formula="of:=[.D91]/[.C91]" table:style-name="ce1">
            <text:p>-0.038153883</text:p>
          </table:table-cell>
          <table:table-cell table:number-columns-repeated="16375"/>
        </table:table-row>
        <table:table-row table:style-name="ro1" table:visibility="filter">
          <table:table-cell office:value-type="float" office:value="55" table:style-name="ce1">
            <text:p>55</text:p>
          </table:table-cell>
          <table:table-cell office:value-type="string" table:style-name="ce1">
            <text:p>INDUSINDBK</text:p>
          </table:table-cell>
          <table:table-cell office:value-type="float" office:value="1731.4839999999999" table:style-name="ce1">
            <text:p>1731.484</text:p>
          </table:table-cell>
          <table:table-cell office:value-type="float" office:value="-70.149999999999906" table:style-name="ce2">
            <text:p>-70.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4.0514379572667091E-2" table:formula="of:=[.D92]/[.C92]" table:style-name="ce1">
            <text:p>-0.04051438</text:p>
          </table:table-cell>
          <table:table-cell table:number-columns-repeated="16375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CONCOR</text:p>
          </table:table-cell>
          <table:table-cell office:value-type="float" office:value="778.86300000000006" table:style-name="ce1">
            <text:p>778.863</text:p>
          </table:table-cell>
          <table:table-cell office:value-type="float" office:value="-32.649999999999899" table:style-name="ce2">
            <text:p>-32.6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4.1920080938496113E-2" table:formula="of:=[.D93]/[.C93]" table:style-name="ce1">
            <text:p>-0.041920081</text:p>
          </table:table-cell>
          <table:table-cell table:number-columns-repeated="16375"/>
        </table:table-row>
        <table:table-row table:style-name="ro1" table:visibility="filter">
          <table:table-cell office:value-type="float" office:value="11" table:style-name="ce1">
            <text:p>11</text:p>
          </table:table-cell>
          <table:table-cell office:value-type="string" table:style-name="ce1">
            <text:p>SUNPHARMA</text:p>
          </table:table-cell>
          <table:table-cell office:value-type="float" office:value="517.01919999999996" table:style-name="ce1">
            <text:p>517.0192</text:p>
          </table:table-cell>
          <table:table-cell office:value-type="float" office:value="-22.6" table:style-name="ce2">
            <text:p>-22.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4.3712109724358406E-2" table:formula="of:=[.D94]/[.C94]" table:style-name="ce1">
            <text:p>-0.04371211</text:p>
          </table:table-cell>
          <table:table-cell table:number-columns-repeated="1637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YESBANK</text:p>
          </table:table-cell>
          <table:table-cell office:value-type="float" office:value="273.14100000000002" table:style-name="ce1">
            <text:p>273.141</text:p>
          </table:table-cell>
          <table:table-cell office:value-type="float" office:value="-12.349999999999801" table:style-name="ce2">
            <text:p>-12.3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4.5214742568855645E-2" table:formula="of:=[.D95]/[.C95]" table:style-name="ce1">
            <text:p>-0.045214743</text:p>
          </table:table-cell>
          <table:table-cell table:number-columns-repeated="16375"/>
        </table:table-row>
        <table:table-row table:style-name="ro1" table:visibility="filter">
          <table:table-cell office:value-type="float" office:value="63" table:style-name="ce1">
            <text:p>63</text:p>
          </table:table-cell>
          <table:table-cell office:value-type="string" table:style-name="ce1">
            <text:p>FEDERALBNK</text:p>
          </table:table-cell>
          <table:table-cell office:value-type="float" office:value="85.790599999999998" table:style-name="ce1">
            <text:p>85.7906</text:p>
          </table:table-cell>
          <table:table-cell office:value-type="float" office:value="-4.1000000000000103" table:style-name="ce2">
            <text:p>-4.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4.779078360566321E-2" table:formula="of:=[.D96]/[.C96]" table:style-name="ce1">
            <text:p>-0.047790784</text:p>
          </table:table-cell>
          <table:table-cell table:number-columns-repeated="16375"/>
        </table:table-row>
        <table:table-row table:style-name="ro1" table:visibility="filter">
          <table:table-cell office:value-type="float" office:value="8" table:style-name="ce1">
            <text:p>8</text:p>
          </table:table-cell>
          <table:table-cell office:value-type="string" table:style-name="ce1">
            <text:p>ICICIBANK</text:p>
          </table:table-cell>
          <table:table-cell office:value-type="float" office:value="328.42559999999997" table:style-name="ce1">
            <text:p>328.4256</text:p>
          </table:table-cell>
          <table:table-cell office:value-type="float" office:value="-16.850000000000001" table:style-name="ce2">
            <text:p>-16.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5.130537936141398E-2" table:formula="of:=[.D97]/[.C97]" table:style-name="ce1">
            <text:p>-0.051305379</text:p>
          </table:table-cell>
          <table:table-cell table:number-columns-repeated="16375"/>
        </table:table-row>
        <table:table-row table:style-name="ro1" table:visibility="filter">
          <table:table-cell office:value-type="float" office:value="7" table:style-name="ce1">
            <text:p>7</text:p>
          </table:table-cell>
          <table:table-cell office:value-type="string" table:style-name="ce1">
            <text:p>LT</text:p>
          </table:table-cell>
          <table:table-cell office:value-type="float" office:value="1331.7668000000001" table:style-name="ce1">
            <text:p>1331.7668</text:p>
          </table:table-cell>
          <table:table-cell office:value-type="float" office:value="-68.650000000000105" table:style-name="ce2">
            <text:p>-68.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5.1548063820182406E-2" table:formula="of:=[.D98]/[.C98]" table:style-name="ce1">
            <text:p>-0.051548064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KOTAKBANK</text:p>
          </table:table-cell>
          <table:table-cell office:value-type="float" office:value="1248.2052000000001" table:style-name="ce1">
            <text:p>1248.2052</text:p>
          </table:table-cell>
          <table:table-cell office:value-type="float" office:value="-65.050000000000196" table:style-name="ce2">
            <text:p>-65.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5.2114828555433187E-2" table:formula="of:=[.D99]/[.C99]" table:style-name="ce1">
            <text:p>-0.052114829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EDERALBNK</text:p>
          </table:table-cell>
          <table:table-cell office:value-type="float" office:value="85.790599999999998" table:style-name="ce1">
            <text:p>85.7906</text:p>
          </table:table-cell>
          <table:table-cell office:value-type="float" office:value="-4.69999999999997" table:style-name="ce2">
            <text:p>-4.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5.4784556816247588E-2" table:formula="of:=[.D100]/[.C100]" table:style-name="ce1">
            <text:p>-0.054784557</text:p>
          </table:table-cell>
          <table:table-cell table:number-columns-repeated="16375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PGHH</text:p>
          </table:table-cell>
          <table:table-cell office:value-type="float" office:value="9871.6578000000009" table:style-name="ce1">
            <text:p>9871.6578</text:p>
          </table:table-cell>
          <table:table-cell office:value-type="float" office:value="-556.85" table:style-name="ce2">
            <text:p>-556.9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5.6408965067650536E-2" table:formula="of:=[.D101]/[.C101]" table:style-name="ce1">
            <text:p>-0.056408965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NTPC</text:p>
          </table:table-cell>
          <table:table-cell office:value-type="float" office:value="154.99879999999999" table:style-name="ce1">
            <text:p>154.9988</text:p>
          </table:table-cell>
          <table:table-cell office:value-type="float" office:value="-9.3000000000000096" table:style-name="ce2">
            <text:p>-9.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6.0000464519725377E-2" table:formula="of:=[.D102]/[.C102]" table:style-name="ce1">
            <text:p>-0.060000465</text:p>
          </table:table-cell>
          <table:table-cell table:number-columns-repeated="16375"/>
        </table:table-row>
        <table:table-row table:style-name="ro1" table:visibility="filter">
          <table:table-cell office:value-type="float" office:value="10" table:style-name="ce1">
            <text:p>10</text:p>
          </table:table-cell>
          <table:table-cell office:value-type="string" table:style-name="ce1">
            <text:p>NTPC</text:p>
          </table:table-cell>
          <table:table-cell office:value-type="float" office:value="154.99879999999999" table:style-name="ce1">
            <text:p>154.9988</text:p>
          </table:table-cell>
          <table:table-cell office:value-type="float" office:value="-9.7499999999999698" table:style-name="ce2">
            <text:p>-9.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6.2903712802937634E-2" table:formula="of:=[.D103]/[.C103]" table:style-name="ce1">
            <text:p>-0.062903713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LT</text:p>
          </table:table-cell>
          <table:table-cell office:value-type="float" office:value="1331.7668000000001" table:style-name="ce1">
            <text:p>1331.7668</text:p>
          </table:table-cell>
          <table:table-cell office:value-type="float" office:value="-88.650000000000105" table:style-name="ce2">
            <text:p>-88.7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6.6565708050388472E-2" table:formula="of:=[.D104]/[.C104]" table:style-name="ce1">
            <text:p>-0.066565708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TATACHEM</text:p>
          </table:table-cell>
          <table:table-cell office:value-type="float" office:value="685.06500000000005" table:style-name="ce1">
            <text:p>685.065</text:p>
          </table:table-cell>
          <table:table-cell office:value-type="float" office:value="-47.000000000000497" table:style-name="ce2">
            <text:p>-47.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6.8606628568092798E-2" table:formula="of:=[.D105]/[.C105]" table:style-name="ce1">
            <text:p>-0.068606629</text:p>
          </table:table-cell>
          <table:table-cell table:number-columns-repeated="1637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GILLETTE</text:p>
          </table:table-cell>
          <table:table-cell office:value-type="float" office:value="6547.5834000000004" table:style-name="ce1">
            <text:p>6547.5834</text:p>
          </table:table-cell>
          <table:table-cell office:value-type="float" office:value="-463.099999999999" table:style-name="ce2">
            <text:p>-463.1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7.0728385071047575E-2" table:formula="of:=[.D106]/[.C106]" table:style-name="ce1">
            <text:p>-0.070728385</text:p>
          </table:table-cell>
          <table:table-cell table:number-columns-repeated="16375"/>
        </table:table-row>
        <table:table-row table:style-name="ro1" table:visibility="filter">
          <table:table-cell office:value-type="float" office:value="5" table:style-name="ce1">
            <text:p>5</text:p>
          </table:table-cell>
          <table:table-cell office:value-type="string" table:style-name="ce1">
            <text:p>SBIN</text:p>
          </table:table-cell>
          <table:table-cell office:value-type="float" office:value="278.0394" table:style-name="ce1">
            <text:p>278.0394</text:p>
          </table:table-cell>
          <table:table-cell office:value-type="float" office:value="-20.2" table:style-name="ce2">
            <text:p>-20.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7.2651573841692935E-2" table:formula="of:=[.D107]/[.C107]" table:style-name="ce1">
            <text:p>-0.072651574</text:p>
          </table:table-cell>
          <table:table-cell table:number-columns-repeated="1637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POWERGRID</text:p>
          </table:table-cell>
          <table:table-cell office:value-type="float" office:value="192.44720000000001" table:style-name="ce1">
            <text:p>192.4472</text:p>
          </table:table-cell>
          <table:table-cell office:value-type="float" office:value="-14.45" table:style-name="ce2">
            <text:p>-14.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7.5085529953150779E-2" table:formula="of:=[.D108]/[.C108]" table:style-name="ce1">
            <text:p>-0.07508553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GILLETTE</text:p>
          </table:table-cell>
          <table:table-cell office:value-type="float" office:value="6547.5834000000004" table:style-name="ce1">
            <text:p>6547.5834</text:p>
          </table:table-cell>
          <table:table-cell office:value-type="float" office:value="-502.54999999999598" table:style-name="ce2">
            <text:p>-502.5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7.675350878310247E-2" table:formula="of:=[.D109]/[.C109]" table:style-name="ce1">
            <text:p>-0.076753509</text:p>
          </table:table-cell>
          <table:table-cell table:number-columns-repeated="1637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INDIGO</text:p>
          </table:table-cell>
          <table:table-cell office:value-type="float" office:value="1112.8517999999999" table:style-name="ce1">
            <text:p>1112.8518</text:p>
          </table:table-cell>
          <table:table-cell office:value-type="float" office:value="-86.25" table:style-name="ce2">
            <text:p>-86.3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7.7503581339402078E-2" table:formula="of:=[.D110]/[.C110]" table:style-name="ce1">
            <text:p>-0.077503581</text:p>
          </table:table-cell>
          <table:table-cell table:number-columns-repeated="16375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RBLBANK</text:p>
          </table:table-cell>
          <table:table-cell office:value-type="float" office:value="560.65800000000002" table:style-name="ce1">
            <text:p>560.658</text:p>
          </table:table-cell>
          <table:table-cell office:value-type="float" office:value="-43.849999999999604" table:style-name="ce2">
            <text:p>-43.8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7.8211672713132785E-2" table:formula="of:=[.D111]/[.C111]" table:style-name="ce1">
            <text:p>-0.078211673</text:p>
          </table:table-cell>
          <table:table-cell table:number-columns-repeated="16375"/>
        </table:table-row>
        <table:table-row table:style-name="ro1" table:visibility="filter">
          <table:table-cell office:value-type="float" office:value="20" table:style-name="ce1">
            <text:p>20</text:p>
          </table:table-cell>
          <table:table-cell office:value-type="string" table:style-name="ce1">
            <text:p>JUBLFOOD</text:p>
          </table:table-cell>
          <table:table-cell office:value-type="float" office:value="1581.1284000000001" table:style-name="ce1">
            <text:p>1581.1284</text:p>
          </table:table-cell>
          <table:table-cell office:value-type="float" office:value="-126.6" table:style-name="ce2">
            <text:p>-126.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8.0069398538410913E-2" table:formula="of:=[.D112]/[.C112]" table:style-name="ce1">
            <text:p>-0.080069399</text:p>
          </table:table-cell>
          <table:table-cell table:number-columns-repeated="16375"/>
        </table:table-row>
        <table:table-row table:style-name="ro1" table:visibility="filter">
          <table:table-cell office:value-type="float" office:value="60" table:style-name="ce1">
            <text:p>60</text:p>
          </table:table-cell>
          <table:table-cell office:value-type="string" table:style-name="ce1">
            <text:p>TATACHEM</text:p>
          </table:table-cell>
          <table:table-cell office:value-type="float" office:value="685.06500000000005" table:style-name="ce1">
            <text:p>685.065</text:p>
          </table:table-cell>
          <table:table-cell office:value-type="float" office:value="-56.300000000000097" table:style-name="ce2">
            <text:p>-56.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8.2181982731565753E-2" table:formula="of:=[.D113]/[.C113]" table:style-name="ce1">
            <text:p>-0.082181983</text:p>
          </table:table-cell>
          <table:table-cell table:number-columns-repeated="16375"/>
        </table:table-row>
        <table:table-row table:style-name="ro1" table:visibility="filter">
          <table:table-cell office:value-type="float" office:value="46" table:style-name="ce1">
            <text:p>46</text:p>
          </table:table-cell>
          <table:table-cell office:value-type="string" table:style-name="ce1">
            <text:p>AMBUJACEM</text:p>
          </table:table-cell>
          <table:table-cell office:value-type="float" office:value="217.52199999999999" table:style-name="ce1">
            <text:p>217.522</text:p>
          </table:table-cell>
          <table:table-cell office:value-type="float" office:value="-18.399999999999999" table:style-name="ce2">
            <text:p>-18.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8.4589145006022382E-2" table:formula="of:=[.D114]/[.C114]" table:style-name="ce1">
            <text:p>-0.084589145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NTPC</text:p>
          </table:table-cell>
          <table:table-cell office:value-type="float" office:value="154.99879999999999" table:style-name="ce1">
            <text:p>154.9988</text:p>
          </table:table-cell>
          <table:table-cell office:value-type="float" office:value="-13.149999999999901" table:style-name="ce2">
            <text:p>-13.1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8.4839366498320648E-2" table:formula="of:=[.D115]/[.C115]" table:style-name="ce1">
            <text:p>-0.084839366</text:p>
          </table:table-cell>
          <table:table-cell table:number-columns-repeated="1637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INCABLES</text:p>
          </table:table-cell>
          <table:table-cell office:value-type="float" office:value="538.15160000000003" table:style-name="ce1">
            <text:p>538.1516</text:p>
          </table:table-cell>
          <table:table-cell office:value-type="float" office:value="-48.150000000000098" table:style-name="ce2">
            <text:p>-48.2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8.947292918947021E-2" table:formula="of:=[.D116]/[.C116]" table:style-name="ce1">
            <text:p>-0.089472929</text:p>
          </table:table-cell>
          <table:table-cell table:number-columns-repeated="16375"/>
        </table:table-row>
        <table:table-row table:style-name="ro1" table:visibility="filter">
          <table:table-cell office:value-type="float" office:value="25" table:style-name="ce1">
            <text:p>25</text:p>
          </table:table-cell>
          <table:table-cell office:value-type="string" table:style-name="ce1">
            <text:p>GILLETTE</text:p>
          </table:table-cell>
          <table:table-cell office:value-type="float" office:value="6547.5834000000004" table:style-name="ce1">
            <text:p>6547.5834</text:p>
          </table:table-cell>
          <table:table-cell office:value-type="float" office:value="-587.100000000004" table:style-name="ce2">
            <text:p>-587.1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8.9666669996139939E-2" table:formula="of:=[.D117]/[.C117]" table:style-name="ce1">
            <text:p>-0.08966667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TATASTEEL</text:p>
          </table:table-cell>
          <table:table-cell office:value-type="float" office:value="548.36559999999997" table:style-name="ce1">
            <text:p>548.3656</text:p>
          </table:table-cell>
          <table:table-cell office:value-type="float" office:value="-51.049999999999699" table:style-name="ce2">
            <text:p>-51.0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9.3094825787758573E-2" table:formula="of:=[.D118]/[.C118]" table:style-name="ce1">
            <text:p>-0.093094826</text:p>
          </table:table-cell>
          <table:table-cell table:number-columns-repeated="16375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MRF</text:p>
          </table:table-cell>
          <table:table-cell office:value-type="float" office:value="68552.885200000004" table:style-name="ce1">
            <text:p>68552.8852</text:p>
          </table:table-cell>
          <table:table-cell office:value-type="float" office:value="-6529.8000000000402" table:style-name="ce2">
            <text:p>-6529.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9.5252008445007641E-2" table:formula="of:=[.D119]/[.C119]" table:style-name="ce1">
            <text:p>-0.095252008</text:p>
          </table:table-cell>
          <table:table-cell table:number-columns-repeated="16375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ZEEL</text:p>
          </table:table-cell>
          <table:table-cell office:value-type="float" office:value="489.649" table:style-name="ce1">
            <text:p>489.649</text:p>
          </table:table-cell>
          <table:table-cell office:value-type="float" office:value="-47.3500000000002" table:style-name="ce2">
            <text:p>-47.4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9.6701923214384589E-2" table:formula="of:=[.D120]/[.C120]" table:style-name="ce1">
            <text:p>-0.096701923</text:p>
          </table:table-cell>
          <table:table-cell table:number-columns-repeated="16375"/>
        </table:table-row>
        <table:table-row table:style-name="ro1" table:visibility="filter">
          <table:table-cell office:value-type="float" office:value="61" table:style-name="ce1">
            <text:p>61</text:p>
          </table:table-cell>
          <table:table-cell office:value-type="string" table:style-name="ce1">
            <text:p>GRASIM</text:p>
          </table:table-cell>
          <table:table-cell office:value-type="float" office:value="924.40499999999997" table:style-name="ce1">
            <text:p>924.405</text:p>
          </table:table-cell>
          <table:table-cell office:value-type="float" office:value="-95.800000000000196" table:style-name="ce2">
            <text:p>-95.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10363422958551738" table:formula="of:=[.D121]/[.C121]" table:style-name="ce1">
            <text:p>-0.10363423</text:p>
          </table:table-cell>
          <table:table-cell table:number-columns-repeated="16375"/>
        </table:table-row>
        <table:table-row table:style-name="ro1" table:visibility="filter">
          <table:table-cell office:value-type="float" office:value="15" table:style-name="ce1">
            <text:p>15</text:p>
          </table:table-cell>
          <table:table-cell office:value-type="string" table:style-name="ce1">
            <text:p>PIDILITIND</text:p>
          </table:table-cell>
          <table:table-cell office:value-type="float" office:value="1099.1048000000001" table:style-name="ce1">
            <text:p>1099.1048</text:p>
          </table:table-cell>
          <table:table-cell office:value-type="float" office:value="-114.55" table:style-name="ce2">
            <text:p>-114.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10422118072817077" table:formula="of:=[.D122]/[.C122]" table:style-name="ce1">
            <text:p>-0.104221181</text:p>
          </table:table-cell>
          <table:table-cell table:number-columns-repeated="16375"/>
        </table:table-row>
        <table:table-row table:style-name="ro1" table:visibility="filter">
          <table:table-cell office:value-type="float" office:value="49" table:style-name="ce1">
            <text:p>49</text:p>
          </table:table-cell>
          <table:table-cell office:value-type="string" table:style-name="ce1">
            <text:p>FRETAIL</text:p>
          </table:table-cell>
          <table:table-cell office:value-type="float" office:value="512.86580000000004" table:style-name="ce1">
            <text:p>512.8658</text:p>
          </table:table-cell>
          <table:table-cell office:value-type="float" office:value="-53.6" table:style-name="ce2">
            <text:p>-53.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10451077065384355" table:formula="of:=[.D123]/[.C123]" table:style-name="ce1">
            <text:p>-0.104510771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MOTHERSUMI</text:p>
          </table:table-cell>
          <table:table-cell office:value-type="float" office:value="237.7122" table:style-name="ce1">
            <text:p>237.7122</text:p>
          </table:table-cell>
          <table:table-cell office:value-type="float" office:value="-25" table:style-name="ce2">
            <text:p>-25.0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0.10516919198930472" table:formula="of:=[.D124]/[.C124]" table:style-name="ce1">
            <text:p>-0.105169192</text:p>
          </table:table-cell>
          <table:table-cell table:number-columns-repeated="16375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SUNPHARMA</text:p>
          </table:table-cell>
          <table:table-cell office:value-type="float" office:value="517.01919999999996" table:style-name="ce1">
            <text:p>517.0192</text:p>
          </table:table-cell>
          <table:table-cell office:value-type="float" office:value="-55.800000000000203" table:style-name="ce2">
            <text:p>-55.8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10792635940792955" table:formula="of:=[.D125]/[.C125]" table:style-name="ce1">
            <text:p>-0.107926359</text:p>
          </table:table-cell>
          <table:table-cell table:number-columns-repeated="16375"/>
        </table:table-row>
        <table:table-row table:style-name="ro1" table:visibility="filter">
          <table:table-cell office:value-type="float" office:value="53" table:style-name="ce1">
            <text:p>53</text:p>
          </table:table-cell>
          <table:table-cell office:value-type="string" table:style-name="ce1">
            <text:p>ZEEL</text:p>
          </table:table-cell>
          <table:table-cell office:value-type="float" office:value="489.649" table:style-name="ce1">
            <text:p>489.649</text:p>
          </table:table-cell>
          <table:table-cell office:value-type="float" office:value="-53.300000000000097" table:style-name="ce2">
            <text:p>-53.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10885348484322463" table:formula="of:=[.D126]/[.C126]" table:style-name="ce1">
            <text:p>-0.108853485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CADILAHC</text:p>
          </table:table-cell>
          <table:table-cell office:value-type="float" office:value="364.33760000000001" table:style-name="ce1">
            <text:p>364.3376</text:p>
          </table:table-cell>
          <table:table-cell office:value-type="float" office:value="-40.799999999999699" table:style-name="ce2">
            <text:p>-40.8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0.11198404995806005" table:formula="of:=[.D127]/[.C127]" table:style-name="ce1">
            <text:p>-0.11198405</text:p>
          </table:table-cell>
          <table:table-cell table:number-columns-repeated="1637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CONCOR</text:p>
          </table:table-cell>
          <table:table-cell office:value-type="float" office:value="778.86300000000006" table:style-name="ce1">
            <text:p>778.863</text:p>
          </table:table-cell>
          <table:table-cell office:value-type="float" office:value="-88.149999999999906" table:style-name="ce2">
            <text:p>-88.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11317779891970718" table:formula="of:=[.D128]/[.C128]" table:style-name="ce1">
            <text:p>-0.113177799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RF</text:p>
          </table:table-cell>
          <table:table-cell office:value-type="float" office:value="68552.885200000004" table:style-name="ce1">
            <text:p>68552.8852</text:p>
          </table:table-cell>
          <table:table-cell office:value-type="float" office:value="-7771.1999999999898" table:style-name="ce2">
            <text:p>-7771.2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0.11336065546078561" table:formula="of:=[.D129]/[.C129]" table:style-name="ce1">
            <text:p>-0.113360655</text:p>
          </table:table-cell>
          <table:table-cell table:number-columns-repeated="16375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AMBUJACEM</text:p>
          </table:table-cell>
          <table:table-cell office:value-type="float" office:value="217.52199999999999" table:style-name="ce1">
            <text:p>217.522</text:p>
          </table:table-cell>
          <table:table-cell office:value-type="float" office:value="-24.699999999999701" table:style-name="ce2">
            <text:p>-24.7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11355173269830041" table:formula="of:=[.D130]/[.C130]" table:style-name="ce1">
            <text:p>-0.113551733</text:p>
          </table:table-cell>
          <table:table-cell table:number-columns-repeated="16375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FRETAIL</text:p>
          </table:table-cell>
          <table:table-cell office:value-type="float" office:value="512.86580000000004" table:style-name="ce1">
            <text:p>512.8658</text:p>
          </table:table-cell>
          <table:table-cell office:value-type="float" office:value="-60.1499999999998" table:style-name="ce2">
            <text:p>-60.1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0.1172821428139677" table:formula="of:=[.D131]/[.C131]" table:style-name="ce1">
            <text:p>-0.117282143</text:p>
          </table:table-cell>
          <table:table-cell table:number-columns-repeated="16375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AMBUJACEM</text:p>
          </table:table-cell>
          <table:table-cell office:value-type="float" office:value="217.52199999999999" table:style-name="ce1">
            <text:p>217.522</text:p>
          </table:table-cell>
          <table:table-cell office:value-type="float" office:value="-27.2" table:style-name="ce2">
            <text:p>-27.2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0.1250448230523809" table:formula="of:=[.D132]/[.C132]" table:style-name="ce1">
            <text:p>-0.125044823</text:p>
          </table:table-cell>
          <table:table-cell table:number-columns-repeated="16375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SUPREMEIND</text:p>
          </table:table-cell>
          <table:table-cell office:value-type="float" office:value="1129.636" table:style-name="ce1">
            <text:p>1129.636</text:p>
          </table:table-cell>
          <table:table-cell office:value-type="float" office:value="-145.9" table:style-name="ce2">
            <text:p>-145.9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0.1291566486903746" table:formula="of:=[.D133]/[.C133]" table:style-name="ce1">
            <text:p>-0.129156649</text:p>
          </table:table-cell>
          <table:table-cell table:number-columns-repeated="16375"/>
        </table:table-row>
        <table:table-row table:style-name="ro1" table:visibility="filter">
          <table:table-cell office:value-type="float" office:value="47" table:style-name="ce1">
            <text:p>47</text:p>
          </table:table-cell>
          <table:table-cell office:value-type="string" table:style-name="ce1">
            <text:p>INDIGO</text:p>
          </table:table-cell>
          <table:table-cell office:value-type="float" office:value="1112.8517999999999" table:style-name="ce1">
            <text:p>1112.8518</text:p>
          </table:table-cell>
          <table:table-cell office:value-type="float" office:value="-149.5" table:style-name="ce2">
            <text:p>-149.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13433954098829692" table:formula="of:=[.D134]/[.C134]" table:style-name="ce1">
            <text:p>-0.134339541</text:p>
          </table:table-cell>
          <table:table-cell table:number-columns-repeated="1637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INDUSINDBK</text:p>
          </table:table-cell>
          <table:table-cell office:value-type="float" office:value="1731.4839999999999" table:style-name="ce1">
            <text:p>1731.484</text:p>
          </table:table-cell>
          <table:table-cell office:value-type="float" office:value="-233.3" table:style-name="ce2">
            <text:p>-233.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13473991096654664" table:formula="of:=[.D135]/[.C135]" table:style-name="ce1">
            <text:p>-0.134739911</text:p>
          </table:table-cell>
          <table:table-cell table:number-columns-repeated="16375"/>
        </table:table-row>
        <table:table-row table:style-name="ro1" table:visibility="filter">
          <table:table-cell office:value-type="float" office:value="37" table:style-name="ce1">
            <text:p>37</text:p>
          </table:table-cell>
          <table:table-cell office:value-type="string" table:style-name="ce1">
            <text:p>SCHAEFFLER</text:p>
          </table:table-cell>
          <table:table-cell office:value-type="float" office:value="5369.8886000000002" table:style-name="ce1">
            <text:p>5369.8886</text:p>
          </table:table-cell>
          <table:table-cell office:value-type="float" office:value="-735.00000000000398" table:style-name="ce2">
            <text:p>-735.0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13687434782166691" table:formula="of:=[.D136]/[.C136]" table:style-name="ce1">
            <text:p>-0.136874348</text:p>
          </table:table-cell>
          <table:table-cell table:number-columns-repeated="16375"/>
        </table:table-row>
        <table:table-row table:style-name="ro1" table:visibility="filter">
          <table:table-cell office:value-type="float" office:value="56" table:style-name="ce1">
            <text:p>56</text:p>
          </table:table-cell>
          <table:table-cell office:value-type="string" table:style-name="ce1">
            <text:p>MINDTREE</text:p>
          </table:table-cell>
          <table:table-cell office:value-type="float" office:value="947.43700000000001" table:style-name="ce1">
            <text:p>947.437</text:p>
          </table:table-cell>
          <table:table-cell office:value-type="float" office:value="-130.80000000000001" table:style-name="ce2">
            <text:p>-130.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13805667289751192" table:formula="of:=[.D137]/[.C137]" table:style-name="ce1">
            <text:p>-0.138056673</text:p>
          </table:table-cell>
          <table:table-cell table:number-columns-repeated="16375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DMART</text:p>
          </table:table-cell>
          <table:table-cell office:value-type="float" office:value="1483.4246000000001" table:style-name="ce1">
            <text:p>1483.4246</text:p>
          </table:table-cell>
          <table:table-cell office:value-type="float" office:value="-208.199999999998" table:style-name="ce2">
            <text:p>-208.2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0.14035091503808012" table:formula="of:=[.D138]/[.C138]" table:style-name="ce1">
            <text:p>-0.140350915</text:p>
          </table:table-cell>
          <table:table-cell table:number-columns-repeated="1637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GAIL</text:p>
          </table:table-cell>
          <table:table-cell office:value-type="float" office:value="348.56040000000002" table:style-name="ce1">
            <text:p>348.5604</text:p>
          </table:table-cell>
          <table:table-cell office:value-type="float" office:value="-50.700000000000202" table:style-name="ce2">
            <text:p>-50.7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14545542178629645" table:formula="of:=[.D139]/[.C139]" table:style-name="ce1">
            <text:p>-0.145455422</text:p>
          </table:table-cell>
          <table:table-cell table:number-columns-repeated="16375"/>
        </table:table-row>
        <table:table-row table:style-name="ro1" table:visibility="filter">
          <table:table-cell office:value-type="float" office:value="19" table:style-name="ce1">
            <text:p>19</text:p>
          </table:table-cell>
          <table:table-cell office:value-type="string" table:style-name="ce1">
            <text:p>MRF</text:p>
          </table:table-cell>
          <table:table-cell office:value-type="float" office:value="68552.885200000004" table:style-name="ce1">
            <text:p>68552.8852</text:p>
          </table:table-cell>
          <table:table-cell office:value-type="float" office:value="-10493.75" table:style-name="ce2">
            <text:p>-10493.8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15307524941342657" table:formula="of:=[.D140]/[.C140]" table:style-name="ce1">
            <text:p>-0.153075249</text:p>
          </table:table-cell>
          <table:table-cell table:number-columns-repeated="16375"/>
        </table:table-row>
        <table:table-row table:style-name="ro1" table:visibility="filter">
          <table:table-cell office:value-type="float" office:value="50" table:style-name="ce1">
            <text:p>50</text:p>
          </table:table-cell>
          <table:table-cell office:value-type="string" table:style-name="ce1">
            <text:p>FINCABLES</text:p>
          </table:table-cell>
          <table:table-cell office:value-type="float" office:value="538.15160000000003" table:style-name="ce1">
            <text:p>538.1516</text:p>
          </table:table-cell>
          <table:table-cell office:value-type="float" office:value="-86.95" table:style-name="ce2">
            <text:p>-87.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16157157202542927" table:formula="of:=[.D141]/[.C141]" table:style-name="ce1">
            <text:p>-0.161571572</text:p>
          </table:table-cell>
          <table:table-cell table:number-columns-repeated="16375"/>
        </table:table-row>
        <table:table-row table:style-name="ro1" table:visibility="filter">
          <table:table-cell office:value-type="float" office:value="57" table:style-name="ce1">
            <text:p>57</text:p>
          </table:table-cell>
          <table:table-cell office:value-type="string" table:style-name="ce1">
            <text:p>DMART</text:p>
          </table:table-cell>
          <table:table-cell office:value-type="float" office:value="1483.4246000000001" table:style-name="ce1">
            <text:p>1483.4246</text:p>
          </table:table-cell>
          <table:table-cell office:value-type="float" office:value="-246.45" table:style-name="ce2">
            <text:p>-246.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16613584539450132" table:formula="of:=[.D142]/[.C142]" table:style-name="ce1">
            <text:p>-0.166135845</text:p>
          </table:table-cell>
          <table:table-cell table:number-columns-repeated="16375"/>
        </table:table-row>
        <table:table-row table:style-name="ro1" table:visibility="filter">
          <table:table-cell office:value-type="float" office:value="43" table:style-name="ce1">
            <text:p>43</text:p>
          </table:table-cell>
          <table:table-cell office:value-type="string" table:style-name="ce1">
            <text:p>COALINDIA</text:p>
          </table:table-cell>
          <table:table-cell office:value-type="float" office:value="260.27600000000001" table:style-name="ce1">
            <text:p>260.276</text:p>
          </table:table-cell>
          <table:table-cell office:value-type="float" office:value="-43.85" table:style-name="ce2">
            <text:p>-43.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16847500345786781" table:formula="of:=[.D143]/[.C143]" table:style-name="ce1">
            <text:p>-0.168475003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ONGC</text:p>
          </table:table-cell>
          <table:table-cell office:value-type="float" office:value="160.4134" table:style-name="ce1">
            <text:p>160.4134</text:p>
          </table:table-cell>
          <table:table-cell office:value-type="float" office:value="-28.35" table:style-name="ce2">
            <text:p>-28.4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0.17673087161047646" table:formula="of:=[.D144]/[.C144]" table:style-name="ce1">
            <text:p>-0.176730872</text:p>
          </table:table-cell>
          <table:table-cell table:number-columns-repeated="16375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TATASTEEL</text:p>
          </table:table-cell>
          <table:table-cell office:value-type="float" office:value="548.36559999999997" table:style-name="ce1">
            <text:p>548.3656</text:p>
          </table:table-cell>
          <table:table-cell office:value-type="float" office:value="-97.000000000000398" table:style-name="ce2">
            <text:p>-97.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17688928700122766" table:formula="of:=[.D145]/[.C145]" table:style-name="ce1">
            <text:p>-0.176889287</text:p>
          </table:table-cell>
          <table:table-cell table:number-columns-repeated="16375"/>
        </table:table-row>
        <table:table-row table:style-name="ro1" table:visibility="filter">
          <table:table-cell office:value-type="float" office:value="65" table:style-name="ce1">
            <text:p>65</text:p>
          </table:table-cell>
          <table:table-cell office:value-type="string" table:style-name="ce1">
            <text:p>DRREDDY</text:p>
          </table:table-cell>
          <table:table-cell office:value-type="float" office:value="2420.5716000000002" table:style-name="ce1">
            <text:p>2420.5716</text:p>
          </table:table-cell>
          <table:table-cell office:value-type="float" office:value="-432.40000000000202" table:style-name="ce2">
            <text:p>-432.4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17863549254234082" table:formula="of:=[.D146]/[.C146]" table:style-name="ce1">
            <text:p>-0.178635493</text:p>
          </table:table-cell>
          <table:table-cell table:number-columns-repeated="16375"/>
        </table:table-row>
        <table:table-row table:style-name="ro1" table:visibility="filter">
          <table:table-cell office:value-type="float" office:value="28" table:style-name="ce1">
            <text:p>28</text:p>
          </table:table-cell>
          <table:table-cell office:value-type="string" table:style-name="ce1">
            <text:p>TATASTEEL</text:p>
          </table:table-cell>
          <table:table-cell office:value-type="float" office:value="548.36559999999997" table:style-name="ce1">
            <text:p>548.3656</text:p>
          </table:table-cell>
          <table:table-cell office:value-type="float" office:value="-98.399999999999906" table:style-name="ce2">
            <text:p>-98.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17944232825691456" table:formula="of:=[.D147]/[.C147]" table:style-name="ce1">
            <text:p>-0.179442328</text:p>
          </table:table-cell>
          <table:table-cell table:number-columns-repeated="16375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MOTHERSUMI</text:p>
          </table:table-cell>
          <table:table-cell office:value-type="float" office:value="237.7122" table:style-name="ce1">
            <text:p>237.7122</text:p>
          </table:table-cell>
          <table:table-cell office:value-type="float" office:value="-43.200000000000102" table:style-name="ce2">
            <text:p>-43.2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18173236375751897" table:formula="of:=[.D148]/[.C148]" table:style-name="ce1">
            <text:p>-0.181732364</text:p>
          </table:table-cell>
          <table:table-cell table:number-columns-repeated="16375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INDUSINDBK</text:p>
          </table:table-cell>
          <table:table-cell office:value-type="float" office:value="1731.4839999999999" table:style-name="ce1">
            <text:p>1731.484</text:p>
          </table:table-cell>
          <table:table-cell office:value-type="float" office:value="-316.650000000001" table:style-name="ce2">
            <text:p>-316.7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0.18287780886222513" table:formula="of:=[.D149]/[.C149]" table:style-name="ce1">
            <text:p>-0.182877809</text:p>
          </table:table-cell>
          <table:table-cell table:number-columns-repeated="16375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SCHAEFFLER</text:p>
          </table:table-cell>
          <table:table-cell office:value-type="float" office:value="5369.8886000000002" table:style-name="ce1">
            <text:p>5369.8886</text:p>
          </table:table-cell>
          <table:table-cell office:value-type="float" office:value="-995.149999999996" table:style-name="ce2">
            <text:p>-995.1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18532041800643612" table:formula="of:=[.D150]/[.C150]" table:style-name="ce1">
            <text:p>-0.185320418</text:p>
          </table:table-cell>
          <table:table-cell table:number-columns-repeated="16375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CHOLAFIN</text:p>
          </table:table-cell>
          <table:table-cell office:value-type="float" office:value="1377.6890000000001" table:style-name="ce1">
            <text:p>1377.689</text:p>
          </table:table-cell>
          <table:table-cell office:value-type="float" office:value="-262.14999999999998" table:style-name="ce2">
            <text:p>-262.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19028242223027111" table:formula="of:=[.D151]/[.C151]" table:style-name="ce1">
            <text:p>-0.190282422</text:p>
          </table:table-cell>
          <table:table-cell table:number-columns-repeated="1637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BPCL</text:p>
          </table:table-cell>
          <table:table-cell office:value-type="float" office:value="361.75119999999998" table:style-name="ce1">
            <text:p>361.7512</text:p>
          </table:table-cell>
          <table:table-cell office:value-type="float" office:value="-69.450000000000301" table:style-name="ce2">
            <text:p>-69.5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0.19198277711311063" table:formula="of:=[.D152]/[.C152]" table:style-name="ce1">
            <text:p>-0.191982777</text:p>
          </table:table-cell>
          <table:table-cell table:number-columns-repeated="1637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RETAIL</text:p>
          </table:table-cell>
          <table:table-cell office:value-type="float" office:value="512.86580000000004" table:style-name="ce1">
            <text:p>512.8658</text:p>
          </table:table-cell>
          <table:table-cell office:value-type="float" office:value="-98.850000000000506" table:style-name="ce2">
            <text:p>-98.9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1927404790882927" table:formula="of:=[.D153]/[.C153]" table:style-name="ce1">
            <text:p>-0.192740479</text:p>
          </table:table-cell>
          <table:table-cell table:number-columns-repeated="1637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SCHAEFFLER</text:p>
          </table:table-cell>
          <table:table-cell office:value-type="float" office:value="5369.8886000000002" table:style-name="ce1">
            <text:p>5369.8886</text:p>
          </table:table-cell>
          <table:table-cell office:value-type="float" office:value="-1042.5999999999999" table:style-name="ce2">
            <text:p>-1042.6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0.19415672794403963" table:formula="of:=[.D154]/[.C154]" table:style-name="ce1">
            <text:p>-0.194156728</text:p>
          </table:table-cell>
          <table:table-cell table:number-columns-repeated="16375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CHOLAFIN</text:p>
          </table:table-cell>
          <table:table-cell office:value-type="float" office:value="1377.6890000000001" table:style-name="ce1">
            <text:p>1377.689</text:p>
          </table:table-cell>
          <table:table-cell office:value-type="float" office:value="-268.60000000000002" table:style-name="ce2">
            <text:p>-268.6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0.19496417551421258" table:formula="of:=[.D155]/[.C155]" table:style-name="ce1">
            <text:p>-0.194964176</text:p>
          </table:table-cell>
          <table:table-cell table:number-columns-repeated="16375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DMART</text:p>
          </table:table-cell>
          <table:table-cell office:value-type="float" office:value="1483.4246000000001" table:style-name="ce1">
            <text:p>1483.4246</text:p>
          </table:table-cell>
          <table:table-cell office:value-type="float" office:value="-291.25" table:style-name="ce2">
            <text:p>-291.3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19633623441326239" table:formula="of:=[.D156]/[.C156]" table:style-name="ce1">
            <text:p>-0.196336234</text:p>
          </table:table-cell>
          <table:table-cell table:number-columns-repeated="16375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CADILAHC</text:p>
          </table:table-cell>
          <table:table-cell office:value-type="float" office:value="364.33760000000001" table:style-name="ce1">
            <text:p>364.3376</text:p>
          </table:table-cell>
          <table:table-cell office:value-type="float" office:value="-73.249999999999801" table:style-name="ce2">
            <text:p>-73.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20104979557421412" table:formula="of:=[.D157]/[.C157]" table:style-name="ce1">
            <text:p>-0.201049796</text:p>
          </table:table-cell>
          <table:table-cell table:number-columns-repeated="16375"/>
        </table:table-row>
        <table:table-row table:style-name="ro1" table:visibility="filter">
          <table:table-cell office:value-type="float" office:value="31" table:style-name="ce1">
            <text:p>31</text:p>
          </table:table-cell>
          <table:table-cell office:value-type="string" table:style-name="ce1">
            <text:p>CADILAHC</text:p>
          </table:table-cell>
          <table:table-cell office:value-type="float" office:value="364.33760000000001" table:style-name="ce1">
            <text:p>364.3376</text:p>
          </table:table-cell>
          <table:table-cell office:value-type="float" office:value="-77.099999999999895" table:style-name="ce2">
            <text:p>-77.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21161691793545298" table:formula="of:=[.D158]/[.C158]" table:style-name="ce1">
            <text:p>-0.211616918</text:p>
          </table:table-cell>
          <table:table-cell table:number-columns-repeated="16375"/>
        </table:table-row>
        <table:table-row table:style-name="ro1" table:visibility="filter">
          <table:table-cell office:value-type="float" office:value="44" table:style-name="ce1">
            <text:p>44</text:p>
          </table:table-cell>
          <table:table-cell office:value-type="string" table:style-name="ce1">
            <text:p>HINDALCO</text:p>
          </table:table-cell>
          <table:table-cell office:value-type="float" office:value="222.40940000000001" table:style-name="ce1">
            <text:p>222.4094</text:p>
          </table:table-cell>
          <table:table-cell office:value-type="float" office:value="-47.65" table:style-name="ce2">
            <text:p>-47.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21424454182242297" table:formula="of:=[.D159]/[.C159]" table:style-name="ce1">
            <text:p>-0.214244542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PETRONET</text:p>
          </table:table-cell>
          <table:table-cell office:value-type="float" office:value="223.1046" table:style-name="ce1">
            <text:p>223.1046</text:p>
          </table:table-cell>
          <table:table-cell office:value-type="float" office:value="-49.800000000000203" table:style-name="ce2">
            <text:p>-49.8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0.22321368541930647" table:formula="of:=[.D160]/[.C160]" table:style-name="ce1">
            <text:p>-0.223213685</text:p>
          </table:table-cell>
          <table:table-cell table:number-columns-repeated="16375"/>
        </table:table-row>
        <table:table-row table:style-name="ro1" table:visibility="filter">
          <table:table-cell office:value-type="float" office:value="35" table:style-name="ce1">
            <text:p>35</text:p>
          </table:table-cell>
          <table:table-cell office:value-type="string" table:style-name="ce1">
            <text:p>BPCL</text:p>
          </table:table-cell>
          <table:table-cell office:value-type="float" office:value="361.75119999999998" table:style-name="ce1">
            <text:p>361.7512</text:p>
          </table:table-cell>
          <table:table-cell office:value-type="float" office:value="-82.6" table:style-name="ce2">
            <text:p>-82.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22833372771120039" table:formula="of:=[.D161]/[.C161]" table:style-name="ce1">
            <text:p>-0.228333728</text:p>
          </table:table-cell>
          <table:table-cell table:number-columns-repeated="16375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ZEEL</text:p>
          </table:table-cell>
          <table:table-cell office:value-type="float" office:value="489.649" table:style-name="ce1">
            <text:p>489.649</text:p>
          </table:table-cell>
          <table:table-cell office:value-type="float" office:value="-115.95" table:style-name="ce2">
            <text:p>-116.0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0.23680228081748356" table:formula="of:=[.D162]/[.C162]" table:style-name="ce1">
            <text:p>-0.236802281</text:p>
          </table:table-cell>
          <table:table-cell table:number-columns-repeated="16375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WABCOINDIA</text:p>
          </table:table-cell>
          <table:table-cell office:value-type="float" office:value="6851.0708000000004" table:style-name="ce1">
            <text:p>6851.0708</text:p>
          </table:table-cell>
          <table:table-cell office:value-type="float" office:value="-1710.05" table:style-name="ce2">
            <text:p>-1710.1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24960331748432665" table:formula="of:=[.D163]/[.C163]" table:style-name="ce1">
            <text:p>-0.249603317</text:p>
          </table:table-cell>
          <table:table-cell table:number-columns-repeated="16375"/>
        </table:table-row>
        <table:table-row table:style-name="ro1" table:visibility="filter">
          <table:table-cell office:value-type="float" office:value="62" table:style-name="ce1">
            <text:p>62</text:p>
          </table:table-cell>
          <table:table-cell office:value-type="string" table:style-name="ce1">
            <text:p>CHOLAFIN</text:p>
          </table:table-cell>
          <table:table-cell office:value-type="float" office:value="1377.6890000000001" table:style-name="ce1">
            <text:p>1377.689</text:p>
          </table:table-cell>
          <table:table-cell office:value-type="float" office:value="-346.15" table:style-name="ce2">
            <text:p>-346.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25125409290485728" table:formula="of:=[.D164]/[.C164]" table:style-name="ce1">
            <text:p>-0.251254093</text:p>
          </table:table-cell>
          <table:table-cell table:number-columns-repeated="16375"/>
        </table:table-row>
        <table:table-row table:style-name="ro1" table:visibility="filter">
          <table:table-cell office:value-type="float" office:value="14" table:style-name="ce1">
            <text:p>14</text:p>
          </table:table-cell>
          <table:table-cell office:value-type="string" table:style-name="ce1">
            <text:p>MOTHERSUMI</text:p>
          </table:table-cell>
          <table:table-cell office:value-type="float" office:value="237.7122" table:style-name="ce1">
            <text:p>237.7122</text:p>
          </table:table-cell>
          <table:table-cell office:value-type="float" office:value="-60.3" table:style-name="ce2">
            <text:p>-60.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25366809107820298" table:formula="of:=[.D165]/[.C165]" table:style-name="ce1">
            <text:p>-0.253668091</text:p>
          </table:table-cell>
          <table:table-cell table:number-columns-repeated="16375"/>
        </table:table-row>
        <table:table-row table:style-name="ro1" table:visibility="filter">
          <table:table-cell office:value-type="float" office:value="17" table:style-name="ce1">
            <text:p>17</text:p>
          </table:table-cell>
          <table:table-cell office:value-type="string" table:style-name="ce1">
            <text:p>WABCOINDIA</text:p>
          </table:table-cell>
          <table:table-cell office:value-type="float" office:value="6851.0708000000004" table:style-name="ce1">
            <text:p>6851.0708</text:p>
          </table:table-cell>
          <table:table-cell office:value-type="float" office:value="-1752.15" table:style-name="ce2">
            <text:p>-1752.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25574834228833249" table:formula="of:=[.D166]/[.C166]" table:style-name="ce1">
            <text:p>-0.255748342</text:p>
          </table:table-cell>
          <table:table-cell table:number-columns-repeated="16375"/>
        </table:table-row>
        <table:table-row table:style-name="ro1" table:visibility="filter">
          <table:table-cell office:value-type="float" office:value="52" table:style-name="ce1">
            <text:p>52</text:p>
          </table:table-cell>
          <table:table-cell office:value-type="string" table:style-name="ce1">
            <text:p>GLAXO</text:p>
          </table:table-cell>
          <table:table-cell office:value-type="float" office:value="2010.5871999999999" table:style-name="ce1">
            <text:p>2010.5872</text:p>
          </table:table-cell>
          <table:table-cell office:value-type="float" office:value="-542.04999999999995" table:style-name="ce2">
            <text:p>-542.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26959785678532122" table:formula="of:=[.D167]/[.C167]" table:style-name="ce1">
            <text:p>-0.269597857</text:p>
          </table:table-cell>
          <table:table-cell table:number-columns-repeated="16375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GAIL</text:p>
          </table:table-cell>
          <table:table-cell office:value-type="float" office:value="348.56040000000002" table:style-name="ce1">
            <text:p>348.5604</text:p>
          </table:table-cell>
          <table:table-cell office:value-type="float" office:value="-96.900000000000205" table:style-name="ce2">
            <text:p>-96.9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0.27800059903534713" table:formula="of:=[.D168]/[.C168]" table:style-name="ce1">
            <text:p>-0.278000599</text:p>
          </table:table-cell>
          <table:table-cell table:number-columns-repeated="16375"/>
        </table:table-row>
        <table:table-row table:style-name="ro1" table:visibility="filter">
          <table:table-cell office:value-type="float" office:value="40" table:style-name="ce1">
            <text:p>40</text:p>
          </table:table-cell>
          <table:table-cell office:value-type="string" table:style-name="ce1">
            <text:p>GAIL</text:p>
          </table:table-cell>
          <table:table-cell office:value-type="float" office:value="348.56040000000002" table:style-name="ce1">
            <text:p>348.5604</text:p>
          </table:table-cell>
          <table:table-cell office:value-type="float" office:value="-97.1" table:style-name="ce2">
            <text:p>-97.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27857438768144627" table:formula="of:=[.D169]/[.C169]" table:style-name="ce1">
            <text:p>-0.278574388</text:p>
          </table:table-cell>
          <table:table-cell table:number-columns-repeated="16375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PETRONET</text:p>
          </table:table-cell>
          <table:table-cell office:value-type="float" office:value="223.1046" table:style-name="ce1">
            <text:p>223.1046</text:p>
          </table:table-cell>
          <table:table-cell office:value-type="float" office:value="-67.700000000000102" table:style-name="ce2">
            <text:p>-67.7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30344511049973916" table:formula="of:=[.D170]/[.C170]" table:style-name="ce1">
            <text:p>-0.30344511</text:p>
          </table:table-cell>
          <table:table-cell table:number-columns-repeated="16375"/>
        </table:table-row>
        <table:table-row table:style-name="ro1" table:visibility="filter">
          <table:table-cell office:value-type="float" office:value="54" table:style-name="ce1">
            <text:p>54</text:p>
          </table:table-cell>
          <table:table-cell office:value-type="string" table:style-name="ce1">
            <text:p>GRUH</text:p>
          </table:table-cell>
          <table:table-cell office:value-type="float" office:value="356.071200000001" table:style-name="ce1">
            <text:p>356.0712</text:p>
          </table:table-cell>
          <table:table-cell office:value-type="float" office:value="-114.45" table:style-name="ce2">
            <text:p>-114.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3214244791491131" table:formula="of:=[.D171]/[.C171]" table:style-name="ce1">
            <text:p>-0.321424479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WABCOINDIA</text:p>
          </table:table-cell>
          <table:table-cell office:value-type="float" office:value="6851.0708000000004" table:style-name="ce1">
            <text:p>6851.0708</text:p>
          </table:table-cell>
          <table:table-cell office:value-type="float" office:value="-2268.75" table:style-name="ce2">
            <text:p>-2268.8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0.33115261339876972" table:formula="of:=[.D172]/[.C172]" table:style-name="ce1">
            <text:p>-0.331152613</text:p>
          </table:table-cell>
          <table:table-cell table:number-columns-repeated="16375"/>
        </table:table-row>
        <table:table-row table:style-name="ro1" table:visibility="filter">
          <table:table-cell office:value-type="float" office:value="6" table:style-name="ce1">
            <text:p>6</text:p>
          </table:table-cell>
          <table:table-cell office:value-type="string" table:style-name="ce1">
            <text:p>ONGC</text:p>
          </table:table-cell>
          <table:table-cell office:value-type="float" office:value="160.4134" table:style-name="ce1">
            <text:p>160.4134</text:p>
          </table:table-cell>
          <table:table-cell office:value-type="float" office:value="-53.65" table:style-name="ce2">
            <text:p>-53.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33444836902652769" table:formula="of:=[.D173]/[.C173]" table:style-name="ce1">
            <text:p>-0.334448369</text:p>
          </table:table-cell>
          <table:table-cell table:number-columns-repeated="16375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BHARTIARTL</text:p>
          </table:table-cell>
          <table:table-cell office:value-type="float" office:value="344.5958" table:style-name="ce1">
            <text:p>344.5958</text:p>
          </table:table-cell>
          <table:table-cell office:value-type="float" office:value="-117.600000000001" table:style-name="ce2">
            <text:p>-117.6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34126939446157212" table:formula="of:=[.D174]/[.C174]" table:style-name="ce1">
            <text:p>-0.341269394</text:p>
          </table:table-cell>
          <table:table-cell table:number-columns-repeated="16375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GRASIM</text:p>
          </table:table-cell>
          <table:table-cell office:value-type="float" office:value="924.40499999999997" table:style-name="ce1">
            <text:p>924.405</text:p>
          </table:table-cell>
          <table:table-cell office:value-type="float" office:value="-325.14999999999901" table:style-name="ce2">
            <text:p>-325.1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35173976774249277" table:formula="of:=[.D175]/[.C175]" table:style-name="ce1">
            <text:p>-0.351739768</text:p>
          </table:table-cell>
          <table:table-cell table:number-columns-repeated="16375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BPCL</text:p>
          </table:table-cell>
          <table:table-cell office:value-type="float" office:value="361.75119999999998" table:style-name="ce1">
            <text:p>361.7512</text:p>
          </table:table-cell>
          <table:table-cell office:value-type="float" office:value="-128.1" table:style-name="ce2">
            <text:p>-128.1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3541107811114379" table:formula="of:=[.D176]/[.C176]" table:style-name="ce1">
            <text:p>-0.354110781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TATAMOTORS</text:p>
          </table:table-cell>
          <table:table-cell office:value-type="float" office:value="232.00579999999999" table:style-name="ce1">
            <text:p>232.0058</text:p>
          </table:table-cell>
          <table:table-cell office:value-type="float" office:value="-84.499999999999901" table:style-name="ce2">
            <text:p>-84.5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0.3642150325552202" table:formula="of:=[.D177]/[.C177]" table:style-name="ce1">
            <text:p>-0.364215033</text:p>
          </table:table-cell>
          <table:table-cell table:number-columns-repeated="16375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GRASIM</text:p>
          </table:table-cell>
          <table:table-cell office:value-type="float" office:value="924.40499999999997" table:style-name="ce1">
            <text:p>924.405</text:p>
          </table:table-cell>
          <table:table-cell office:value-type="float" office:value="-341.35" table:style-name="ce2">
            <text:p>-341.4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0.36926455395632868" table:formula="of:=[.D178]/[.C178]" table:style-name="ce1">
            <text:p>-0.369264554</text:p>
          </table:table-cell>
          <table:table-cell table:number-columns-repeated="1637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HINDALCO</text:p>
          </table:table-cell>
          <table:table-cell office:value-type="float" office:value="222.40940000000001" table:style-name="ce1">
            <text:p>222.4094</text:p>
          </table:table-cell>
          <table:table-cell office:value-type="float" office:value="-84.15" table:style-name="ce2">
            <text:p>-84.2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0.37835631047968299" table:formula="of:=[.D179]/[.C179]" table:style-name="ce1">
            <text:p>-0.37835631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BHARTIARTL</text:p>
          </table:table-cell>
          <table:table-cell office:value-type="float" office:value="344.5958" table:style-name="ce1">
            <text:p>344.5958</text:p>
          </table:table-cell>
          <table:table-cell office:value-type="float" office:value="-136.35" table:style-name="ce2">
            <text:p>-136.4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0.39568096883363058" table:formula="of:=[.D180]/[.C180]" table:style-name="ce1">
            <text:p>-0.395680969</text:p>
          </table:table-cell>
          <table:table-cell table:number-columns-repeated="16375"/>
        </table:table-row>
        <table:table-row table:style-name="ro1" table:visibility="filter">
          <table:table-cell office:value-type="float" office:value="12" table:style-name="ce1">
            <text:p>12</text:p>
          </table:table-cell>
          <table:table-cell office:value-type="string" table:style-name="ce1">
            <text:p>BHARTIARTL</text:p>
          </table:table-cell>
          <table:table-cell office:value-type="float" office:value="344.5958" table:style-name="ce1">
            <text:p>344.5958</text:p>
          </table:table-cell>
          <table:table-cell office:value-type="float" office:value="-136.5" table:style-name="ce2">
            <text:p>-136.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39611626142860706" table:formula="of:=[.D181]/[.C181]" table:style-name="ce1">
            <text:p>-0.396116261</text:p>
          </table:table-cell>
          <table:table-cell table:number-columns-repeated="16375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HINDALCO</text:p>
          </table:table-cell>
          <table:table-cell office:value-type="float" office:value="222.40940000000001" table:style-name="ce1">
            <text:p>222.4094</text:p>
          </table:table-cell>
          <table:table-cell office:value-type="float" office:value="-90.45" table:style-name="ce2">
            <text:p>-90.5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40668245137121001" table:formula="of:=[.D182]/[.C182]" table:style-name="ce1">
            <text:p>-0.406682451</text:p>
          </table:table-cell>
          <table:table-cell table:number-columns-repeated="16375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TATAMOTORS</text:p>
          </table:table-cell>
          <table:table-cell office:value-type="float" office:value="232.00579999999999" table:style-name="ce1">
            <text:p>232.0058</text:p>
          </table:table-cell>
          <table:table-cell office:value-type="float" office:value="-99.7" table:style-name="ce2">
            <text:p>-99.7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42973063604444373" table:formula="of:=[.D183]/[.C183]" table:style-name="ce1">
            <text:p>-0.429730636</text:p>
          </table:table-cell>
          <table:table-cell table:number-columns-repeated="16375"/>
        </table:table-row>
        <table:table-row table:style-name="ro1" table:visibility="filter">
          <table:table-cell office:value-type="float" office:value="9" table:style-name="ce1">
            <text:p>9</text:p>
          </table:table-cell>
          <table:table-cell office:value-type="string" table:style-name="ce1">
            <text:p>TATAMOTORS</text:p>
          </table:table-cell>
          <table:table-cell office:value-type="float" office:value="232.00579999999999" table:style-name="ce1">
            <text:p>232.0058</text:p>
          </table:table-cell>
          <table:table-cell office:value-type="float" office:value="-102.3" table:style-name="ce2">
            <text:p>-102.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44093725243075821" table:formula="of:=[.D184]/[.C184]" table:style-name="ce1">
            <text:p>-0.440937252</text:p>
          </table:table-cell>
          <table:table-cell table:number-columns-repeated="16375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ONGC</text:p>
          </table:table-cell>
          <table:table-cell office:value-type="float" office:value="160.4134" table:style-name="ce1">
            <text:p>160.4134</text:p>
          </table:table-cell>
          <table:table-cell office:value-type="float" office:value="-71.099999999999895" table:style-name="ce2">
            <text:p>-71.1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44322980499135295" table:formula="of:=[.D185]/[.C185]" table:style-name="ce1">
            <text:p>-0.443229805</text:p>
          </table:table-cell>
          <table:table-cell table:number-columns-repeated="16375"/>
        </table:table-row>
        <table:table-row table:style-name="ro1" table:visibility="filter">
          <table:table-cell office:value-type="float" office:value="23" table:style-name="ce1">
            <text:p>23</text:p>
          </table:table-cell>
          <table:table-cell office:value-type="string" table:style-name="ce1">
            <text:p>INFY</text:p>
          </table:table-cell>
          <table:table-cell office:value-type="float" office:value="942.06859999999995" table:style-name="ce1">
            <text:p>942.0686</text:p>
          </table:table-cell>
          <table:table-cell office:value-type="float" office:value="-426.55" table:style-name="ce2">
            <text:p>-426.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45278019031735062" table:formula="of:=[.D186]/[.C186]" table:style-name="ce1">
            <text:p>-0.45278019</text:p>
          </table:table-cell>
          <table:table-cell table:number-columns-repeated="16375"/>
        </table:table-row>
        <table:table-row table:style-name="ro1" table:visibility="filter">
          <table:table-cell office:value-type="float" office:value="32" table:style-name="ce1">
            <text:p>32</text:p>
          </table:table-cell>
          <table:table-cell office:value-type="string" table:style-name="ce1">
            <text:p>PETRONET</text:p>
          </table:table-cell>
          <table:table-cell office:value-type="float" office:value="223.1046" table:style-name="ce1">
            <text:p>223.1046</text:p>
          </table:table-cell>
          <table:table-cell office:value-type="float" office:value="-102.3" table:style-name="ce2">
            <text:p>-102.3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45852931763845295" table:formula="of:=[.D187]/[.C187]" table:style-name="ce1">
            <text:p>-0.458529318</text:p>
          </table:table-cell>
          <table:table-cell table:number-columns-repeated="16375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GLAXO</text:p>
          </table:table-cell>
          <table:table-cell office:value-type="float" office:value="2010.5871999999999" table:style-name="ce1">
            <text:p>2010.5872</text:p>
          </table:table-cell>
          <table:table-cell office:value-type="float" office:value="-922.35" table:style-name="ce2">
            <text:p>-922.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45874657910882954" table:formula="of:=[.D188]/[.C188]" table:style-name="ce1">
            <text:p>-0.458746579</text:p>
          </table:table-cell>
          <table:table-cell table:number-columns-repeated="16375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INFY</text:p>
          </table:table-cell>
          <table:table-cell office:value-type="float" office:value="942.06859999999995" table:style-name="ce1">
            <text:p>942.0686</text:p>
          </table:table-cell>
          <table:table-cell office:value-type="float" office:value="-456.6" table:style-name="ce2">
            <text:p>-456.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48467807970672205" table:formula="of:=[.D189]/[.C189]" table:style-name="ce1">
            <text:p>-0.48467808</text:p>
          </table:table-cell>
          <table:table-cell table:number-columns-repeated="16375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GLAXO</text:p>
          </table:table-cell>
          <table:table-cell office:value-type="float" office:value="2010.5871999999999" table:style-name="ce1">
            <text:p>2010.5872</text:p>
          </table:table-cell>
          <table:table-cell office:value-type="float" office:value="-1081.3" table:style-name="ce2">
            <text:p>-1081.3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0.53780308558614121" table:formula="of:=[.D190]/[.C190]" table:style-name="ce1">
            <text:p>-0.537803086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INFY</text:p>
          </table:table-cell>
          <table:table-cell office:value-type="float" office:value="942.06859999999995" table:style-name="ce1">
            <text:p>942.0686</text:p>
          </table:table-cell>
          <table:table-cell office:value-type="float" office:value="-526.5" table:style-name="ce2">
            <text:p>-526.5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0.5588764979535461" table:formula="of:=[.D191]/[.C191]" table:style-name="ce1">
            <text:p>-0.558876498</text:p>
          </table:table-cell>
          <table:table-cell table:number-columns-repeated="16375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BRITANNIA</text:p>
          </table:table-cell>
          <table:table-cell office:value-type="float" office:value="4909.5519999999997" table:style-name="ce1">
            <text:p>4909.552</text:p>
          </table:table-cell>
          <table:table-cell office:value-type="float" office:value="-2891.55" table:style-name="ce2">
            <text:p>-2891.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58896412544362509" table:formula="of:=[.D192]/[.C192]" table:style-name="ce1">
            <text:p>-0.588964125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BRITANNIA</text:p>
          </table:table-cell>
          <table:table-cell office:value-type="float" office:value="4909.5519999999997" table:style-name="ce1">
            <text:p>4909.552</text:p>
          </table:table-cell>
          <table:table-cell office:value-type="float" office:value="-2929.2" table:style-name="ce2">
            <text:p>-2929.2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0.59663284959605278" table:formula="of:=[.D193]/[.C193]" table:style-name="ce1">
            <text:p>-0.59663285</text:p>
          </table:table-cell>
          <table:table-cell table:number-columns-repeated="16375"/>
        </table:table-row>
        <table:table-row table:style-name="ro1" table:visibility="filter">
          <table:table-cell office:value-type="float" office:value="27" table:style-name="ce1">
            <text:p>27</text:p>
          </table:table-cell>
          <table:table-cell office:value-type="string" table:style-name="ce1">
            <text:p>BRITANNIA</text:p>
          </table:table-cell>
          <table:table-cell office:value-type="float" office:value="4909.5519999999997" table:style-name="ce1">
            <text:p>4909.552</text:p>
          </table:table-cell>
          <table:table-cell office:value-type="float" office:value="-3016.3" table:style-name="ce2">
            <text:p>-3016.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61437377585571973" table:formula="of:=[.D194]/[.C194]" table:style-name="ce1">
            <text:p>-0.614373776</text:p>
          </table:table-cell>
          <table:table-cell table:number-columns-repeated="16375"/>
        </table:table-row>
        <table:table-row table:style-name="ro1" table:visibility="filter">
          <table:table-cell office:value-type="float" office:value="13" table:style-name="ce1">
            <text:p>13</text:p>
          </table:table-cell>
          <table:table-cell office:value-type="string" table:style-name="ce1">
            <text:p>TCS</text:p>
          </table:table-cell>
          <table:table-cell office:value-type="float" office:value="2179.7597999999998" table:style-name="ce1">
            <text:p>2179.7598</text:p>
          </table:table-cell>
          <table:table-cell office:value-type="float" office:value="-1501.45" table:style-name="ce2">
            <text:p>-1501.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6888144280851497" table:formula="of:=[.D195]/[.C195]" table:style-name="ce1">
            <text:p>-0.688814428</text:p>
          </table:table-cell>
          <table:table-cell table:number-columns-repeated="16375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JUBLFOOD</text:p>
          </table:table-cell>
          <table:table-cell office:value-type="float" office:value="1581.1284000000001" table:style-name="ce1">
            <text:p>1581.1284</text:p>
          </table:table-cell>
          <table:table-cell office:value-type="float" office:value="-1246.4000000000001" table:style-name="ce2">
            <text:p>-1246.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0.78829777518384969" table:formula="of:=[.D196]/[.C196]" table:style-name="ce1">
            <text:p>-0.788297775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JUBLFOOD</text:p>
          </table:table-cell>
          <table:table-cell office:value-type="float" office:value="1581.1284000000001" table:style-name="ce1">
            <text:p>1581.1284</text:p>
          </table:table-cell>
          <table:table-cell office:value-type="float" office:value="-1247" table:style-name="ce2">
            <text:p>-1247.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0.78867725100630659" table:formula="of:=[.D197]/[.C197]" table:style-name="ce1">
            <text:p>-0.788677251</text:p>
          </table:table-cell>
          <table:table-cell table:number-columns-repeated="16375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GRUH</text:p>
          </table:table-cell>
          <table:table-cell office:value-type="float" office:value="356.071200000001" table:style-name="ce1">
            <text:p>356.0712</text:p>
          </table:table-cell>
          <table:table-cell office:value-type="float" office:value="-366.6" table:style-name="ce2">
            <text:p>-366.6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-1.0295693670254684" table:formula="of:=[.D198]/[.C198]" table:style-name="ce1">
            <text:p>-1.029569367</text:p>
          </table:table-cell>
          <table:table-cell table:number-columns-repeated="16375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GRUH</text:p>
          </table:table-cell>
          <table:table-cell office:value-type="float" office:value="356.071200000001" table:style-name="ce1">
            <text:p>356.0712</text:p>
          </table:table-cell>
          <table:table-cell office:value-type="float" office:value="-397" table:style-name="ce2">
            <text:p>-397.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-1.1149455502157963" table:formula="of:=[.D199]/[.C199]" table:style-name="ce1">
            <text:p>-1.11494555</text:p>
          </table:table-cell>
          <table:table-cell table:number-columns-repeated="16375"/>
        </table:table-row>
        <table:table-row table:number-rows-repeated="1048377" table:style-name="ro2">
          <table:table-cell table:number-columns-repeated="16384"/>
        </table:table-row>
      </table:table>
      <table:database-ranges>
        <table:database-range table:target-range-address="mom_output.A1:mom_output.I199" table:name="__Anonymous_Sheet_DB__0" table:display-filter-buttons="true">
          <table:filter>
            <table:filter-condition table:field-number="5" table:value="1" table:operator="="/>
          </table:filter>
          <table:sort>
            <table:sort-by table:field-number="8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12</meta:generator>
    <dc:creator>Karthik A (Modular Business Program - Trucks)</dc:creator>
    <dc:date>2019-04-08T16:15:17Z</dc:date>
    <meta:editing-cycles>3</meta:editing-cycles>
    <meta:editing-duration>PT639S</meta:editing-duration>
  </office:meta>
</office:document-meta>
</file>